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1.3542in"/>
    </style:style>
    <style:style style:name="Table1.B" style:family="table-column">
      <style:table-column-properties style:column-width="2.8125in"/>
    </style:style>
    <style:style style:name="Table1.C" style:family="table-column">
      <style:table-column-properties style:column-width="2.0833in"/>
    </style:style>
    <style:style style:name="Table1.1" style:family="table-row">
      <style:table-row-properties style:min-row-height="0.3347in" fo:keep-together="auto"/>
    </style:style>
    <style:style style:name="Table1.A1" style:family="table-cell">
      <style:table-cell-properties style:vertical-align="" fo:background-color="#ffe599" fo:padding="0.0694in" fo:border="1pt solid #000000">
        <style:background-image/>
      </style:table-cell-properties>
    </style:style>
    <style:style style:name="Table1.B1" style:family="table-cell">
      <style:table-cell-properties style:vertical-align="" fo:background-color="#f3f3f3" fo:padding="0.0694in" fo:border="1pt solid #000000">
        <style:background-image/>
      </style:table-cell-properties>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fo:background-color="#f6b26b" fo:padding-left="0.0813in" fo:padding-right="0.075in" fo:padding-top="0in" fo:padding-bottom="0in" fo:border="1pt solid #000000">
        <style:background-image/>
      </style:table-cell-properties>
    </style:style>
    <style:style style:name="Table2.A2" style:family="table-cell">
      <style:table-cell-properties fo:background-color="#efefef" fo:padding-left="0.0813in" fo:padding-right="0.075in" fo:padding-top="0in" fo:padding-bottom="0in" fo:border="1pt solid #000000">
        <style:background-image/>
      </style:table-cell-properties>
    </style:style>
    <style:style style:name="Table3" style:family="table">
      <style:table-properties style:width="6.2292in" fo:margin-left="0.0208in" fo:margin-top="0in" fo:margin-bottom="0in" table:align="left"/>
    </style:style>
    <style:style style:name="Table3.A" style:family="table-column">
      <style:table-column-properties style:column-width="2.0826in"/>
    </style:style>
    <style:style style:name="Table3.B" style:family="table-column">
      <style:table-column-properties style:column-width="2.0625in"/>
    </style:style>
    <style:style style:name="Table3.C" style:family="table-column">
      <style:table-column-properties style:column-width="2.084in"/>
    </style:style>
    <style:style style:name="Table3.1" style:family="table-row">
      <style:table-row-properties fo:keep-together="auto"/>
    </style:style>
    <style:style style:name="Table3.A1" style:family="table-cell">
      <style:table-cell-properties style:vertical-align="" fo:background-color="#0b5394" fo:padding="0.0694in" fo:border="1pt solid #000000">
        <style:background-image/>
      </style:table-cell-properties>
    </style:style>
    <style:style style:name="Table3.2" style:family="table-row">
      <style:table-row-properties style:min-row-height="0.3264in" fo:keep-together="auto"/>
    </style:style>
    <style:style style:name="Table3.A2" style:family="table-cell">
      <style:table-cell-properties style:vertical-align="" fo:background-color="#d9ead3" fo:padding="0.0694in" fo:border="1pt solid #000000">
        <style:background-image/>
      </style:table-cell-properties>
    </style:style>
    <style:style style:name="Table3.3" style:family="table-row">
      <style:table-row-properties style:min-row-height="0.3125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8" style:family="table-row">
      <style:table-row-properties style:min-row-height="0.4861in" fo:keep-together="auto"/>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A10" style:family="table-cell">
      <style:table-cell-properties style:vertical-align="" fo:background-color="#b6d7a8" fo:padding="0.0694in" fo:border="1pt solid #000000">
        <style:background-image/>
      </style:table-cell-properties>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C11" style:family="table-cell">
      <style:table-cell-properties style:vertical-align="" fo:padding="0.0694in" fo:border="1pt solid #000000"/>
    </style:style>
    <style:style style:name="Table3.A12"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C12" style:family="table-cell">
      <style:table-cell-properties style:vertical-align="" fo:padding="0.0694in" fo:border="1pt solid #000000"/>
    </style:style>
    <style:style style:name="Table3.A13" style:family="table-cell">
      <style:table-cell-properties style:vertical-align="" fo:padding="0.0694in" fo:border="1pt solid #000000"/>
    </style:style>
    <style:style style:name="Table3.B13" style:family="table-cell">
      <style:table-cell-properties style:vertical-align="" fo:padding="0.0694in" fo:border="1pt solid #000000"/>
    </style:style>
    <style:style style:name="Table3.C13" style:family="table-cell">
      <style:table-cell-properties style:vertical-align="" fo:padding="0.0694in" fo:border="1pt solid #000000"/>
    </style:style>
    <style:style style:name="Table3.A14" style:family="table-cell">
      <style:table-cell-properties style:vertical-align="" fo:padding="0.0694in" fo:border="1pt solid #000000"/>
    </style:style>
    <style:style style:name="Table3.B14" style:family="table-cell">
      <style:table-cell-properties style:vertical-align="" fo:padding="0.0694in" fo:border="1pt solid #000000"/>
    </style:style>
    <style:style style:name="Table3.C14" style:family="table-cell">
      <style:table-cell-properties style:vertical-align="" fo:padding="0.0694in" fo:border="1pt solid #000000"/>
    </style:style>
    <style:style style:name="Table3.A15" style:family="table-cell">
      <style:table-cell-properties style:vertical-align="" fo:padding="0.0694in" fo:border="1pt solid #000000"/>
    </style:style>
    <style:style style:name="Table3.B15" style:family="table-cell">
      <style:table-cell-properties style:vertical-align="" fo:padding="0.0694in" fo:border="1pt solid #000000"/>
    </style:style>
    <style:style style:name="Table3.C15" style:family="table-cell">
      <style:table-cell-properties style:vertical-align="" fo:padding="0.0694in" fo:border="1pt solid #000000"/>
    </style:style>
    <style:style style:name="Table3.A16" style:family="table-cell">
      <style:table-cell-properties style:vertical-align="" fo:padding="0.0694in" fo:border="1pt solid #000000"/>
    </style:style>
    <style:style style:name="Table3.B16" style:family="table-cell">
      <style:table-cell-properties style:vertical-align="" fo:padding="0.0694in" fo:border="1pt solid #000000"/>
    </style:style>
    <style:style style:name="Table3.C16" style:family="table-cell">
      <style:table-cell-properties style:vertical-align="" fo:padding="0.0694in" fo:border="1pt solid #000000"/>
    </style:style>
    <style:style style:name="Table3.A17" style:family="table-cell">
      <style:table-cell-properties style:vertical-align="" fo:padding="0.0694in" fo:border="1pt solid #000000"/>
    </style:style>
    <style:style style:name="Table3.B17" style:family="table-cell">
      <style:table-cell-properties style:vertical-align="" fo:padding="0.0694in" fo:border="1pt solid #000000"/>
    </style:style>
    <style:style style:name="Table3.C17" style:family="table-cell">
      <style:table-cell-properties style:vertical-align="" fo:padding="0.0694in" fo:border="1pt solid #000000"/>
    </style:style>
    <style:style style:name="Table3.A18" style:family="table-cell">
      <style:table-cell-properties style:vertical-align="" fo:padding="0.0694in" fo:border="1pt solid #000000"/>
    </style:style>
    <style:style style:name="Table3.B18" style:family="table-cell">
      <style:table-cell-properties style:vertical-align="" fo:padding="0.0694in" fo:border="1pt solid #000000"/>
    </style:style>
    <style:style style:name="Table3.C18" style:family="table-cell">
      <style:table-cell-properties style:vertical-align="" fo:padding="0.0694in" fo:border="1pt solid #000000"/>
    </style:style>
    <style:style style:name="Table3.A19" style:family="table-cell">
      <style:table-cell-properties style:vertical-align="" fo:padding="0.0694in" fo:border="1pt solid #000000"/>
    </style:style>
    <style:style style:name="Table3.B19" style:family="table-cell">
      <style:table-cell-properties style:vertical-align="" fo:padding="0.0694in" fo:border="1pt solid #000000"/>
    </style:style>
    <style:style style:name="Table3.C19" style:family="table-cell">
      <style:table-cell-properties style:vertical-align="" fo:padding="0.0694in" fo:border="1pt solid #000000"/>
    </style:style>
    <style:style style:name="Table3.A20" style:family="table-cell">
      <style:table-cell-properties style:vertical-align="" fo:padding="0.0694in" fo:border="1pt solid #000000"/>
    </style:style>
    <style:style style:name="Table3.B20" style:family="table-cell">
      <style:table-cell-properties style:vertical-align="" fo:padding="0.0694in" fo:border="1pt solid #000000"/>
    </style:style>
    <style:style style:name="Table3.C20" style:family="table-cell">
      <style:table-cell-properties style:vertical-align="" fo:padding="0.0694in" fo:border="1pt solid #000000"/>
    </style:style>
    <style:style style:name="Table3.A21" style:family="table-cell">
      <style:table-cell-properties style:vertical-align="" fo:padding="0.0694in" fo:border="1pt solid #000000"/>
    </style:style>
    <style:style style:name="Table3.B21" style:family="table-cell">
      <style:table-cell-properties style:vertical-align="" fo:padding="0.0694in" fo:border="1pt solid #000000"/>
    </style:style>
    <style:style style:name="Table3.C21" style:family="table-cell">
      <style:table-cell-properties style:vertical-align="" fo:padding="0.0694in" fo:border="1pt solid #000000"/>
    </style:style>
    <style:style style:name="Table3.A22" style:family="table-cell">
      <style:table-cell-properties style:vertical-align="" fo:padding="0.0694in" fo:border="1pt solid #000000"/>
    </style:style>
    <style:style style:name="Table3.B22" style:family="table-cell">
      <style:table-cell-properties style:vertical-align="" fo:padding="0.0694in" fo:border="1pt solid #000000"/>
    </style:style>
    <style:style style:name="Table3.C22" style:family="table-cell">
      <style:table-cell-properties style:vertical-align="" fo:padding="0.0694in" fo:border="1pt solid #000000"/>
    </style:style>
    <style:style style:name="Table3.A23" style:family="table-cell">
      <style:table-cell-properties style:vertical-align="" fo:padding="0.0694in" fo:border="1pt solid #000000"/>
    </style:style>
    <style:style style:name="Table3.B23" style:family="table-cell">
      <style:table-cell-properties style:vertical-align="" fo:padding="0.0694in" fo:border="1pt solid #000000"/>
    </style:style>
    <style:style style:name="Table3.C23" style:family="table-cell">
      <style:table-cell-properties style:vertical-align="" fo:padding="0.0694in" fo:border="1pt solid #000000"/>
    </style:style>
    <style:style style:name="Table3.A24" style:family="table-cell">
      <style:table-cell-properties style:vertical-align="" fo:padding="0.0694in" fo:border="1pt solid #000000"/>
    </style:style>
    <style:style style:name="Table3.B24" style:family="table-cell">
      <style:table-cell-properties style:vertical-align="" fo:padding="0.0694in" fo:border="1pt solid #000000"/>
    </style:style>
    <style:style style:name="Table3.C24" style:family="table-cell">
      <style:table-cell-properties style:vertical-align="" fo:padding="0.0694in" fo:border="1pt solid #000000"/>
    </style:style>
    <style:style style:name="Table3.A26" style:family="table-cell">
      <style:table-cell-properties style:vertical-align="" fo:padding="0.0694in" fo:border="1pt solid #000000"/>
    </style:style>
    <style:style style:name="Table3.B26" style:family="table-cell">
      <style:table-cell-properties style:vertical-align="" fo:padding="0.0694in" fo:border="1pt solid #000000"/>
    </style:style>
    <style:style style:name="Table3.C26" style:family="table-cell">
      <style:table-cell-properties style:vertical-align="" fo:padding="0.0694in" fo:border="1pt solid #000000"/>
    </style:style>
    <style:style style:name="Table3.A27" style:family="table-cell">
      <style:table-cell-properties style:vertical-align="" fo:padding="0.0694in" fo:border="1pt solid #000000"/>
    </style:style>
    <style:style style:name="Table3.B27" style:family="table-cell">
      <style:table-cell-properties style:vertical-align="" fo:padding="0.0694in" fo:border="1pt solid #000000"/>
    </style:style>
    <style:style style:name="Table3.C27" style:family="table-cell">
      <style:table-cell-properties style:vertical-align="" fo:padding="0.0694in" fo:border="1pt solid #000000"/>
    </style:style>
    <style:style style:name="Table3.A28" style:family="table-cell">
      <style:table-cell-properties style:vertical-align="" fo:padding="0.0694in" fo:border="1pt solid #000000"/>
    </style:style>
    <style:style style:name="Table3.B28" style:family="table-cell">
      <style:table-cell-properties style:vertical-align="" fo:padding="0.0694in" fo:border="1pt solid #000000"/>
    </style:style>
    <style:style style:name="Table3.C28" style:family="table-cell">
      <style:table-cell-properties style:vertical-align="" fo:padding="0.0694in" fo:border="1pt solid #000000"/>
    </style:style>
    <style:style style:name="Table3.A29" style:family="table-cell">
      <style:table-cell-properties style:vertical-align="" fo:padding="0.0694in" fo:border="1pt solid #000000"/>
    </style:style>
    <style:style style:name="Table3.B29" style:family="table-cell">
      <style:table-cell-properties style:vertical-align="" fo:padding="0.0694in" fo:border="1pt solid #000000"/>
    </style:style>
    <style:style style:name="Table3.C29" style:family="table-cell">
      <style:table-cell-properties style:vertical-align="" fo:padding="0.0694in" fo:border="1pt solid #000000"/>
    </style:style>
    <style:style style:name="Table3.A30" style:family="table-cell">
      <style:table-cell-properties style:vertical-align="" fo:padding="0.0694in" fo:border="1pt solid #000000"/>
    </style:style>
    <style:style style:name="Table3.B30" style:family="table-cell">
      <style:table-cell-properties style:vertical-align="" fo:padding="0.0694in" fo:border="1pt solid #000000"/>
    </style:style>
    <style:style style:name="Table3.C30" style:family="table-cell">
      <style:table-cell-properties style:vertical-align="" fo:padding="0.0694in" fo:border="1pt solid #000000"/>
    </style:style>
    <style:style style:name="Table3.A32" style:family="table-cell">
      <style:table-cell-properties style:vertical-align="" fo:padding="0.0694in" fo:border="1pt solid #000000"/>
    </style:style>
    <style:style style:name="Table3.B32" style:family="table-cell">
      <style:table-cell-properties style:vertical-align="" fo:padding="0.0694in" fo:border="1pt solid #000000"/>
    </style:style>
    <style:style style:name="Table3.C32" style:family="table-cell">
      <style:table-cell-properties style:vertical-align="" fo:padding="0.0694in" fo:border="1pt solid #000000"/>
    </style:style>
    <style:style style:name="Table3.A33" style:family="table-cell">
      <style:table-cell-properties style:vertical-align="" fo:padding="0.0694in" fo:border="1pt solid #000000"/>
    </style:style>
    <style:style style:name="Table3.B33" style:family="table-cell">
      <style:table-cell-properties style:vertical-align="" fo:padding="0.0694in" fo:border="1pt solid #000000"/>
    </style:style>
    <style:style style:name="Table3.C33" style:family="table-cell">
      <style:table-cell-properties style:vertical-align="" fo:padding="0.0694in" fo:border="1pt solid #000000"/>
    </style:style>
    <style:style style:name="Table3.A34" style:family="table-cell">
      <style:table-cell-properties style:vertical-align="" fo:padding="0.0694in" fo:border="1pt solid #000000"/>
    </style:style>
    <style:style style:name="Table3.B34" style:family="table-cell">
      <style:table-cell-properties style:vertical-align="" fo:padding="0.0694in" fo:border="1pt solid #000000"/>
    </style:style>
    <style:style style:name="Table3.C34" style:family="table-cell">
      <style:table-cell-properties style:vertical-align="" fo:padding="0.0694in" fo:border="1pt solid #000000"/>
    </style:style>
    <style:style style:name="Table3.A35" style:family="table-cell">
      <style:table-cell-properties style:vertical-align="" fo:padding="0.0694in" fo:border="1pt solid #000000"/>
    </style:style>
    <style:style style:name="Table3.B35" style:family="table-cell">
      <style:table-cell-properties style:vertical-align="" fo:padding="0.0694in" fo:border="1pt solid #000000"/>
    </style:style>
    <style:style style:name="Table3.C35" style:family="table-cell">
      <style:table-cell-properties style:vertical-align="" fo:padding="0.0694in" fo:border="1pt solid #000000"/>
    </style:style>
    <style:style style:name="Table3.A36" style:family="table-cell">
      <style:table-cell-properties style:vertical-align="" fo:background-color="#ffd966" fo:padding="0.0694in" fo:border="1pt solid #000000">
        <style:background-image/>
      </style:table-cell-properties>
    </style:style>
    <style:style style:name="Table3.A37" style:family="table-cell">
      <style:table-cell-properties style:vertical-align="" fo:padding="0.0694in" fo:border="1pt solid #000000"/>
    </style:style>
    <style:style style:name="Table3.B37" style:family="table-cell">
      <style:table-cell-properties style:vertical-align="" fo:padding="0.0694in" fo:border="1pt solid #000000"/>
    </style:style>
    <style:style style:name="Table3.C37" style:family="table-cell">
      <style:table-cell-properties style:vertical-align="" fo:padding="0.0694in" fo:border="1pt solid #000000"/>
    </style:style>
    <style:style style:name="Table3.A38" style:family="table-cell">
      <style:table-cell-properties style:vertical-align="" fo:padding="0.0694in" fo:border="1pt solid #000000"/>
    </style:style>
    <style:style style:name="Table3.B38" style:family="table-cell">
      <style:table-cell-properties style:vertical-align="" fo:padding="0.0694in" fo:border="1pt solid #000000"/>
    </style:style>
    <style:style style:name="Table3.C38" style:family="table-cell">
      <style:table-cell-properties style:vertical-align="" fo:padding="0.0694in" fo:border="1pt solid #000000"/>
    </style:style>
    <style:style style:name="Table3.A39" style:family="table-cell">
      <style:table-cell-properties style:vertical-align="" fo:padding="0.0694in" fo:border="1pt solid #000000"/>
    </style:style>
    <style:style style:name="Table3.B39" style:family="table-cell">
      <style:table-cell-properties style:vertical-align="" fo:padding="0.0694in" fo:border="1pt solid #000000"/>
    </style:style>
    <style:style style:name="Table3.C39" style:family="table-cell">
      <style:table-cell-properties style:vertical-align="" fo:padding="0.0694in" fo:border="1pt solid #000000"/>
    </style:style>
    <style:style style:name="Table3.A40" style:family="table-cell">
      <style:table-cell-properties style:vertical-align="" fo:padding="0.0694in" fo:border="1pt solid #000000"/>
    </style:style>
    <style:style style:name="Table3.B40" style:family="table-cell">
      <style:table-cell-properties style:vertical-align="" fo:padding="0.0694in" fo:border="1pt solid #000000"/>
    </style:style>
    <style:style style:name="Table3.C40" style:family="table-cell">
      <style:table-cell-properties style:vertical-align="" fo:padding="0.0694in" fo:border="1pt solid #000000"/>
    </style:style>
    <style:style style:name="Table3.A41" style:family="table-cell">
      <style:table-cell-properties style:vertical-align="" fo:background-color="#ffe599" fo:padding="0.0694in" fo:border="1pt solid #000000">
        <style:background-image/>
      </style:table-cell-properties>
    </style:style>
    <style:style style:name="Table3.A42" style:family="table-cell">
      <style:table-cell-properties style:vertical-align="" fo:padding="0.0694in" fo:border="1pt solid #000000"/>
    </style:style>
    <style:style style:name="Table3.B42" style:family="table-cell">
      <style:table-cell-properties style:vertical-align="" fo:padding="0.0694in" fo:border="1pt solid #000000"/>
    </style:style>
    <style:style style:name="Table3.C42" style:family="table-cell">
      <style:table-cell-properties style:vertical-align="" fo:padding="0.0694in" fo:border="1pt solid #000000"/>
    </style:style>
    <style:style style:name="Table3.A43" style:family="table-cell">
      <style:table-cell-properties style:vertical-align="" fo:padding="0.0694in" fo:border="1pt solid #000000"/>
    </style:style>
    <style:style style:name="Table3.B43" style:family="table-cell">
      <style:table-cell-properties style:vertical-align="" fo:padding="0.0694in" fo:border="1pt solid #000000"/>
    </style:style>
    <style:style style:name="Table3.C43" style:family="table-cell">
      <style:table-cell-properties style:vertical-align="" fo:padding="0.0694in" fo:border="1pt solid #000000"/>
    </style:style>
    <style:style style:name="Table3.A44" style:family="table-cell">
      <style:table-cell-properties style:vertical-align="" fo:padding="0.0694in" fo:border="1pt solid #000000"/>
    </style:style>
    <style:style style:name="Table3.B44" style:family="table-cell">
      <style:table-cell-properties style:vertical-align="" fo:padding="0.0694in" fo:border="1pt solid #000000"/>
    </style:style>
    <style:style style:name="Table3.C44" style:family="table-cell">
      <style:table-cell-properties style:vertical-align="" fo:padding="0.0694in" fo:border="1pt solid #000000"/>
    </style:style>
    <style:style style:name="Table3.A46" style:family="table-cell">
      <style:table-cell-properties style:vertical-align="" fo:padding="0.0694in" fo:border="1pt solid #000000"/>
    </style:style>
    <style:style style:name="Table3.B46" style:family="table-cell">
      <style:table-cell-properties style:vertical-align="" fo:padding="0.0694in" fo:border="1pt solid #000000"/>
    </style:style>
    <style:style style:name="Table3.C46" style:family="table-cell">
      <style:table-cell-properties style:vertical-align="" fo:padding="0.0694in" fo:border="1pt solid #000000"/>
    </style:style>
    <style:style style:name="Table3.A47" style:family="table-cell">
      <style:table-cell-properties style:vertical-align="" fo:padding="0.0694in" fo:border="1pt solid #000000"/>
    </style:style>
    <style:style style:name="Table3.B47" style:family="table-cell">
      <style:table-cell-properties style:vertical-align="" fo:padding="0.0694in" fo:border="1pt solid #000000"/>
    </style:style>
    <style:style style:name="Table3.C47" style:family="table-cell">
      <style:table-cell-properties style:vertical-align="" fo:padding="0.0694in" fo:border="1pt solid #000000"/>
    </style:style>
    <style:style style:name="Table3.A48" style:family="table-cell">
      <style:table-cell-properties style:vertical-align="" fo:padding="0.0694in" fo:border="1pt solid #000000"/>
    </style:style>
    <style:style style:name="Table3.B48" style:family="table-cell">
      <style:table-cell-properties style:vertical-align="" fo:padding="0.0694in" fo:border="1pt solid #000000"/>
    </style:style>
    <style:style style:name="Table3.C48" style:family="table-cell">
      <style:table-cell-properties style:vertical-align="" fo:padding="0.0694in" fo:border="1pt solid #000000"/>
    </style:style>
    <style:style style:name="Table3.A49" style:family="table-cell">
      <style:table-cell-properties style:vertical-align="" fo:padding="0.0694in" fo:border="1pt solid #000000"/>
    </style:style>
    <style:style style:name="Table3.B49" style:family="table-cell">
      <style:table-cell-properties style:vertical-align="" fo:padding="0.0694in" fo:border="1pt solid #000000"/>
    </style:style>
    <style:style style:name="Table3.C49" style:family="table-cell">
      <style:table-cell-properties style:vertical-align="" fo:padding="0.0694in" fo:border="1pt solid #000000"/>
    </style:style>
    <style:style style:name="Table3.A50" style:family="table-cell">
      <style:table-cell-properties style:vertical-align="" fo:background-color="#93c47d" fo:padding="0.0694in" fo:border="1pt solid #000000">
        <style:background-image/>
      </style:table-cell-properties>
    </style:style>
    <style:style style:name="Table3.A51" style:family="table-cell">
      <style:table-cell-properties style:vertical-align="" fo:padding="0.0694in" fo:border="1pt solid #000000"/>
    </style:style>
    <style:style style:name="Table3.B51" style:family="table-cell">
      <style:table-cell-properties style:vertical-align="" fo:padding="0.0694in" fo:border="1pt solid #000000"/>
    </style:style>
    <style:style style:name="Table3.C51" style:family="table-cell">
      <style:table-cell-properties style:vertical-align="" fo:padding="0.0694in" fo:border="1pt solid #000000"/>
    </style:style>
    <style:style style:name="Table3.A52" style:family="table-cell">
      <style:table-cell-properties style:vertical-align="" fo:padding="0.0694in" fo:border="1pt solid #000000"/>
    </style:style>
    <style:style style:name="Table3.B52" style:family="table-cell">
      <style:table-cell-properties style:vertical-align="" fo:padding="0.0694in" fo:border="1pt solid #000000"/>
    </style:style>
    <style:style style:name="Table3.C52" style:family="table-cell">
      <style:table-cell-properties style:vertical-align="" fo:padding="0.0694in" fo:border="1pt solid #000000"/>
    </style:style>
    <style:style style:name="Table3.A53" style:family="table-cell">
      <style:table-cell-properties style:vertical-align="" fo:padding="0.0694in" fo:border="1pt solid #000000"/>
    </style:style>
    <style:style style:name="Table3.B53" style:family="table-cell">
      <style:table-cell-properties style:vertical-align="" fo:padding="0.0694in" fo:border="1pt solid #000000"/>
    </style:style>
    <style:style style:name="Table3.C53" style:family="table-cell">
      <style:table-cell-properties style:vertical-align="" fo:padding="0.0694in" fo:border="1pt solid #000000"/>
    </style:style>
    <style:style style:name="Table4" style:family="table">
      <style:table-properties style:width="6.2396in" fo:margin-left="0.0104in" fo:margin-top="0in" fo:margin-bottom="0in" table:align="left"/>
    </style:style>
    <style:style style:name="Table4.A" style:family="table-column">
      <style:table-column-properties style:column-width="2.0306in"/>
    </style:style>
    <style:style style:name="Table4.B" style:family="table-column">
      <style:table-column-properties style:column-width="2.4583in"/>
    </style:style>
    <style:style style:name="Table4.C" style:family="table-column">
      <style:table-column-properties style:column-width="1.7507in"/>
    </style:style>
    <style:style style:name="Table4.1" style:family="table-row">
      <style:table-row-properties style:min-row-height="0.3264in" fo:keep-together="auto"/>
    </style:style>
    <style:style style:name="Table4.A1" style:family="table-cell">
      <style:table-cell-properties style:vertical-align="" fo:background-color="#b6d7a8" fo:padding="0.0694in" fo:border="1pt solid #000000">
        <style:background-image/>
      </style:table-cell-properties>
    </style:style>
    <style:style style:name="Table4.2" style:family="table-row">
      <style:table-row-properties style:min-row-height="0.3368in" fo:keep-together="auto"/>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A5" style:family="table-cell">
      <style:table-cell-properties style:vertical-align="" fo:background-color="#93c47d" fo:padding="0.0694in" fo:border="1pt solid #000000">
        <style:background-image/>
      </style:table-cell-properties>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A9"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C9" style:family="table-cell">
      <style:table-cell-properties style:vertical-align="" fo:padding="0.0694in" fo:border="1pt solid #000000"/>
    </style:style>
    <style:style style:name="Table4.A10" style:family="table-cell">
      <style:table-cell-properties style:vertical-align="" fo:padding="0.0694in" fo:border="1pt solid #000000"/>
    </style:style>
    <style:style style:name="Table4.B10" style:family="table-cell">
      <style:table-cell-properties style:vertical-align="" fo:padding="0.0694in" fo:border="1pt solid #000000"/>
    </style:style>
    <style:style style:name="Table4.C10" style:family="table-cell">
      <style:table-cell-properties style:vertical-align="" fo:padding="0.0694in" fo:border="1pt solid #000000"/>
    </style:style>
    <style:style style:name="Table4.A11" style:family="table-cell">
      <style:table-cell-properties style:vertical-align="" fo:padding="0.0694in" fo:border="1pt solid #000000"/>
    </style:style>
    <style:style style:name="Table4.B11" style:family="table-cell">
      <style:table-cell-properties style:vertical-align="" fo:padding="0.0694in" fo:border="1pt solid #000000"/>
    </style:style>
    <style:style style:name="Table4.C11" style:family="table-cell">
      <style:table-cell-properties style:vertical-align="" fo:padding="0.0694in" fo:border="1pt solid #000000"/>
    </style:style>
    <style:style style:name="Table5" style:family="table">
      <style:table-properties style:width="6.25in" fo:margin-left="0in" fo:margin-top="0in" fo:margin-bottom="0in" table:align="left"/>
    </style:style>
    <style:style style:name="Table5.A" style:family="table-column">
      <style:table-column-properties style:column-width="1.8438in"/>
    </style:style>
    <style:style style:name="Table5.B" style:family="table-column">
      <style:table-column-properties style:column-width="2.666in"/>
    </style:style>
    <style:style style:name="Table5.C" style:family="table-column">
      <style:table-column-properties style:column-width="1.7403in"/>
    </style:style>
    <style:style style:name="Table5.1" style:family="table-row">
      <style:table-row-properties style:min-row-height="0.3264in" fo:keep-together="auto"/>
    </style:style>
    <style:style style:name="Table5.A1" style:family="table-cell">
      <style:table-cell-properties style:vertical-align="" fo:background-color="#00ffff"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3" style:family="table-row">
      <style:table-row-properties style:min-row-height="0.4826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C5" style:family="table-cell">
      <style:table-cell-properties style:vertical-align="" fo:padding="0.0694in" fo:border="1pt solid #000000"/>
    </style:style>
    <style:style style:name="Table5.6" style:family="table-row">
      <style:table-row-properties style:min-row-height="0.3576in" fo:keep-together="auto"/>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A7"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C7" style:family="table-cell">
      <style:table-cell-properties style:vertical-align="" fo:padding="0.0694in" fo:border="1pt solid #000000"/>
    </style:style>
    <style:style style:name="Table5.A8"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C8" style:family="table-cell">
      <style:table-cell-properties style:vertical-align="" fo:padding="0.0694in" fo:border="1pt solid #000000"/>
    </style:style>
    <style:style style:name="Table5.A10" style:family="table-cell">
      <style:table-cell-properties style:vertical-align="" fo:padding="0.0694in" fo:border="1pt solid #000000"/>
    </style:style>
    <style:style style:name="Table5.B10" style:family="table-cell">
      <style:table-cell-properties style:vertical-align="" fo:padding="0.0694in" fo:border="1pt solid #000000"/>
    </style:style>
    <style:style style:name="Table5.C10" style:family="table-cell">
      <style:table-cell-properties style:vertical-align="" fo:padding="0.0694in" fo:border="1pt solid #000000"/>
    </style:style>
    <style:style style:name="Table5.A11" style:family="table-cell">
      <style:table-cell-properties style:vertical-align="" fo:padding="0.0694in" fo:border="1pt solid #000000"/>
    </style:style>
    <style:style style:name="Table5.B11" style:family="table-cell">
      <style:table-cell-properties style:vertical-align="" fo:padding="0.0694in" fo:border="1pt solid #000000"/>
    </style:style>
    <style:style style:name="Table5.C11" style:family="table-cell">
      <style:table-cell-properties style:vertical-align="" fo:padding="0.0694in" fo:border="1pt solid #000000"/>
    </style:style>
    <style:style style:name="Table5.A12" style:family="table-cell">
      <style:table-cell-properties style:vertical-align="" fo:padding="0.0694in" fo:border="1pt solid #000000"/>
    </style:style>
    <style:style style:name="Table5.B12" style:family="table-cell">
      <style:table-cell-properties style:vertical-align="" fo:padding="0.0694in" fo:border="1pt solid #000000"/>
    </style:style>
    <style:style style:name="Table5.C12" style:family="table-cell">
      <style:table-cell-properties style:vertical-align="" fo:padding="0.0694in" fo:border="1pt solid #000000"/>
    </style:style>
    <style:style style:name="Table6" style:family="table">
      <style:table-properties style:width="6.2396in" fo:margin-left="0in" fo:margin-top="0in" fo:margin-bottom="0in" table:align="left"/>
    </style:style>
    <style:style style:name="Table6.A" style:family="table-column">
      <style:table-column-properties style:column-width="2.041in"/>
    </style:style>
    <style:style style:name="Table6.B" style:family="table-column">
      <style:table-column-properties style:column-width="2.4375in"/>
    </style:style>
    <style:style style:name="Table6.C" style:family="table-column">
      <style:table-column-properties style:column-width="1.7611in"/>
    </style:style>
    <style:style style:name="Table6.1" style:family="table-row">
      <style:table-row-properties style:min-row-height="0.3264in" fo:keep-together="auto"/>
    </style:style>
    <style:style style:name="Table6.A1" style:family="table-cell">
      <style:table-cell-properties fo:background-color="#b6d7a8" fo:padding-left="0.075in" fo:padding-right="0.075in" fo:padding-top="0in" fo:padding-bottom="0in" fo:border="1pt solid #000000">
        <style:background-image/>
      </style:table-cell-properties>
    </style:style>
    <style:style style:name="Table6.A2" style:family="table-cell">
      <style:table-cell-properties fo:padding-left="0.075in" fo:padding-right="0.075in" fo:padding-top="0in" fo:padding-bottom="0in" fo:border="1pt solid #000000"/>
    </style:style>
    <style:style style:name="Table6.B2" style:family="table-cell">
      <style:table-cell-properties fo:padding-left="0.075in" fo:padding-right="0.075in" fo:padding-top="0in" fo:padding-bottom="0in" fo:border="1pt solid #000000"/>
    </style:style>
    <style:style style:name="Table6.C2" style:family="table-cell">
      <style:table-cell-properties fo:padding-left="0.075in" fo:padding-right="0.075in" fo:padding-top="0in" fo:padding-bottom="0in" fo:border="1pt solid #000000"/>
    </style:style>
    <style:style style:name="Table6.A3" style:family="table-cell">
      <style:table-cell-properties fo:padding-left="0.075in" fo:padding-right="0.075in" fo:padding-top="0in" fo:padding-bottom="0in" fo:border="1pt solid #000000"/>
    </style:style>
    <style:style style:name="Table6.B3" style:family="table-cell">
      <style:table-cell-properties fo:padding-left="0.075in" fo:padding-right="0.075in" fo:padding-top="0in" fo:padding-bottom="0in" fo:border="1pt solid #000000"/>
    </style:style>
    <style:style style:name="Table6.C3" style:family="table-cell">
      <style:table-cell-properties fo:padding-left="0.075in" fo:padding-right="0.075in" fo:padding-top="0in" fo:padding-bottom="0in" fo:border="1pt solid #000000"/>
    </style:style>
    <style:style style:name="Table6.A4" style:family="table-cell">
      <style:table-cell-properties fo:padding-left="0.075in" fo:padding-right="0.075in" fo:padding-top="0in" fo:padding-bottom="0in" fo:border="1pt solid #000000"/>
    </style:style>
    <style:style style:name="Table6.B4" style:family="table-cell">
      <style:table-cell-properties fo:padding-left="0.075in" fo:padding-right="0.075in" fo:padding-top="0in" fo:padding-bottom="0in" fo:border="1pt solid #000000"/>
    </style:style>
    <style:style style:name="Table6.C4" style:family="table-cell">
      <style:table-cell-properties fo:padding-left="0.075in" fo:padding-right="0.075in" fo:padding-top="0in" fo:padding-bottom="0in" fo:border="1pt solid #000000"/>
    </style:style>
    <style:style style:name="Table6.A5" style:family="table-cell">
      <style:table-cell-properties fo:padding-left="0.075in" fo:padding-right="0.075in" fo:padding-top="0in" fo:padding-bottom="0in" fo:border="1pt solid #000000"/>
    </style:style>
    <style:style style:name="Table6.B5" style:family="table-cell">
      <style:table-cell-properties fo:padding-left="0.075in" fo:padding-right="0.075in" fo:padding-top="0in" fo:padding-bottom="0in" fo:border="1pt solid #000000"/>
    </style:style>
    <style:style style:name="Table6.C5" style:family="table-cell">
      <style:table-cell-properties fo:padding-left="0.075in" fo:padding-right="0.075in" fo:padding-top="0in" fo:padding-bottom="0in" fo:border="1pt solid #000000"/>
    </style:style>
    <style:style style:name="Table6.6" style:family="table-row">
      <style:table-row-properties style:min-row-height="0.3368in" fo:keep-together="auto"/>
    </style:style>
    <style:style style:name="Table6.A6" style:family="table-cell">
      <style:table-cell-properties fo:padding-left="0.075in" fo:padding-right="0.075in" fo:padding-top="0in" fo:padding-bottom="0in" fo:border="1pt solid #000000"/>
    </style:style>
    <style:style style:name="Table6.B6" style:family="table-cell">
      <style:table-cell-properties fo:padding-left="0.075in" fo:padding-right="0.075in" fo:padding-top="0in" fo:padding-bottom="0in" fo:border="1pt solid #000000"/>
    </style:style>
    <style:style style:name="Table6.C6" style:family="table-cell">
      <style:table-cell-properties fo:padding-left="0.075in" fo:padding-right="0.075in" fo:padding-top="0in" fo:padding-bottom="0in" fo:border="1pt solid #000000"/>
    </style:style>
    <style:style style:name="Table6.A7" style:family="table-cell">
      <style:table-cell-properties fo:padding-left="0.075in" fo:padding-right="0.075in" fo:padding-top="0in" fo:padding-bottom="0in" fo:border="1pt solid #000000"/>
    </style:style>
    <style:style style:name="Table6.B7" style:family="table-cell">
      <style:table-cell-properties fo:padding-left="0.075in" fo:padding-right="0.075in" fo:padding-top="0in" fo:padding-bottom="0in" fo:border="1pt solid #000000"/>
    </style:style>
    <style:style style:name="Table6.C7" style:family="table-cell">
      <style:table-cell-properties fo:padding-left="0.075in" fo:padding-right="0.075in" fo:padding-top="0in" fo:padding-bottom="0in" fo:border="1pt solid #000000"/>
    </style:style>
    <style:style style:name="Table6.A8" style:family="table-cell">
      <style:table-cell-properties fo:padding-left="0.075in" fo:padding-right="0.075in" fo:padding-top="0in" fo:padding-bottom="0in" fo:border="1pt solid #000000"/>
    </style:style>
    <style:style style:name="Table6.B8" style:family="table-cell">
      <style:table-cell-properties fo:padding-left="0.075in" fo:padding-right="0.075in" fo:padding-top="0in" fo:padding-bottom="0in" fo:border="1pt solid #000000"/>
    </style:style>
    <style:style style:name="Table6.C8" style:family="table-cell">
      <style:table-cell-properties fo:padding-left="0.075in" fo:padding-right="0.075in" fo:padding-top="0in" fo:padding-bottom="0in" fo:border="1pt solid #000000"/>
    </style:style>
    <style:style style:name="Table6.A10" style:family="table-cell">
      <style:table-cell-properties fo:padding-left="0.075in" fo:padding-right="0.075in" fo:padding-top="0in" fo:padding-bottom="0in" fo:border="1pt solid #000000"/>
    </style:style>
    <style:style style:name="Table6.B10" style:family="table-cell">
      <style:table-cell-properties fo:padding-left="0.075in" fo:padding-right="0.075in" fo:padding-top="0in" fo:padding-bottom="0in" fo:border="1pt solid #000000"/>
    </style:style>
    <style:style style:name="Table6.C10" style:family="table-cell">
      <style:table-cell-properties fo:padding-left="0.075in" fo:padding-right="0.075in" fo:padding-top="0in" fo:padding-bottom="0in" fo:border="1pt solid #000000"/>
    </style:style>
    <style:style style:name="Table6.A11" style:family="table-cell">
      <style:table-cell-properties fo:padding-left="0.075in" fo:padding-right="0.075in" fo:padding-top="0in" fo:padding-bottom="0in" fo:border="1pt solid #000000"/>
    </style:style>
    <style:style style:name="Table6.B11" style:family="table-cell">
      <style:table-cell-properties fo:padding-left="0.075in" fo:padding-right="0.075in" fo:padding-top="0in" fo:padding-bottom="0in" fo:border="1pt solid #000000"/>
    </style:style>
    <style:style style:name="Table6.C11" style:family="table-cell">
      <style:table-cell-properties fo:padding-left="0.075in" fo:padding-right="0.075in" fo:padding-top="0in" fo:padding-bottom="0in" fo:border="1pt solid #000000"/>
    </style:style>
    <style:style style:name="Table6.A12" style:family="table-cell">
      <style:table-cell-properties fo:padding-left="0.075in" fo:padding-right="0.075in" fo:padding-top="0in" fo:padding-bottom="0in" fo:border="1pt solid #000000"/>
    </style:style>
    <style:style style:name="Table6.B12" style:family="table-cell">
      <style:table-cell-properties fo:padding-left="0.075in" fo:padding-right="0.075in" fo:padding-top="0in" fo:padding-bottom="0in" fo:border="1pt solid #000000"/>
    </style:style>
    <style:style style:name="Table6.C12" style:family="table-cell">
      <style:table-cell-properties fo:padding-left="0.075in" fo:padding-right="0.075in" fo:padding-top="0in" fo:padding-bottom="0in" fo:border="1pt solid #000000"/>
    </style:style>
    <style:style style:name="Table6.A13" style:family="table-cell">
      <style:table-cell-properties fo:padding-left="0.075in" fo:padding-right="0.075in" fo:padding-top="0in" fo:padding-bottom="0in" fo:border="1pt solid #000000"/>
    </style:style>
    <style:style style:name="Table6.B13" style:family="table-cell">
      <style:table-cell-properties fo:padding-left="0.075in" fo:padding-right="0.075in" fo:padding-top="0in" fo:padding-bottom="0in" fo:border="1pt solid #000000"/>
    </style:style>
    <style:style style:name="Table6.C13" style:family="table-cell">
      <style:table-cell-properties fo:padding-left="0.075in" fo:padding-right="0.075in" fo:padding-top="0in" fo:padding-bottom="0in" fo:border="1pt solid #000000"/>
    </style:style>
    <style:style style:name="Table6.A15" style:family="table-cell">
      <style:table-cell-properties fo:padding-left="0.075in" fo:padding-right="0.075in" fo:padding-top="0in" fo:padding-bottom="0in" fo:border="1pt solid #000000"/>
    </style:style>
    <style:style style:name="Table6.B15" style:family="table-cell">
      <style:table-cell-properties fo:padding-left="0.075in" fo:padding-right="0.075in" fo:padding-top="0in" fo:padding-bottom="0in" fo:border="1pt solid #000000"/>
    </style:style>
    <style:style style:name="Table6.C15" style:family="table-cell">
      <style:table-cell-properties fo:padding-left="0.075in" fo:padding-right="0.075in" fo:padding-top="0in" fo:padding-bottom="0in" fo:border="1pt solid #000000"/>
    </style:style>
    <style:style style:name="Table6.A16" style:family="table-cell">
      <style:table-cell-properties fo:padding-left="0.075in" fo:padding-right="0.075in" fo:padding-top="0in" fo:padding-bottom="0in" fo:border="1pt solid #000000"/>
    </style:style>
    <style:style style:name="Table6.B16" style:family="table-cell">
      <style:table-cell-properties fo:padding-left="0.075in" fo:padding-right="0.075in" fo:padding-top="0in" fo:padding-bottom="0in" fo:border="1pt solid #000000"/>
    </style:style>
    <style:style style:name="Table6.C16" style:family="table-cell">
      <style:table-cell-properties fo:padding-left="0.075in" fo:padding-right="0.075in" fo:padding-top="0in" fo:padding-bottom="0in" fo:border="1pt solid #000000"/>
    </style:style>
    <style:style style:name="Table7" style:family="table">
      <style:table-properties style:width="7.5313in" fo:margin-left="-0.2604in" fo:margin-top="0in" fo:margin-bottom="0in" table:align="left"/>
    </style:style>
    <style:style style:name="Table7.A" style:family="table-column">
      <style:table-column-properties style:column-width="1.541in"/>
    </style:style>
    <style:style style:name="Table7.B" style:family="table-column">
      <style:table-column-properties style:column-width="1.6257in"/>
    </style:style>
    <style:style style:name="Table7.C" style:family="table-column">
      <style:table-column-properties style:column-width="1.8326in"/>
    </style:style>
    <style:style style:name="Table7.D" style:family="table-column">
      <style:table-column-properties style:column-width="0.8861in"/>
    </style:style>
    <style:style style:name="Table7.E" style:family="table-column">
      <style:table-column-properties style:column-width="1.6458in"/>
    </style:style>
    <style:style style:name="Table7.1" style:family="table-row">
      <style:table-row-properties style:min-row-height="0.5174in" fo:keep-together="auto"/>
    </style:style>
    <style:style style:name="Table7.A1" style:family="table-cell">
      <style:table-cell-properties style:vertical-align="" fo:background-color="#ffd966" fo:padding="0.0694in" fo:border="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fff2cc" fo:padding="0.0694in" fo:border="1pt solid #000000">
        <style:background-image/>
      </style:table-cell-properties>
    </style:style>
    <style:style style:name="Table7.3" style:family="table-row">
      <style:table-row-properties style:min-row-height="0.2479in"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7.13" style:family="table-row">
      <style:table-row-properties style:min-row-height="0.2896in" fo:keep-together="auto"/>
    </style:style>
    <style:style style:name="Table7.14" style:family="table-row">
      <style:table-row-properties fo:keep-together="auto"/>
    </style:style>
    <style:style style:name="Table7.15" style:family="table-row">
      <style:table-row-properties fo:keep-together="auto"/>
    </style:style>
    <style:style style:name="Table7.16" style:family="table-row">
      <style:table-row-properties fo:keep-together="auto"/>
    </style:style>
    <style:style style:name="Table7.17" style:family="table-row">
      <style:table-row-properties fo:keep-together="auto"/>
    </style:style>
    <style:style style:name="Table8" style:family="table">
      <style:table-properties style:width="7.2639in" fo:margin-left="0in" fo:margin-top="0in" fo:margin-bottom="0in" table:align="left"/>
    </style:style>
    <style:style style:name="Table8.A" style:family="table-column">
      <style:table-column-properties style:column-width="1.5972in"/>
    </style:style>
    <style:style style:name="Table8.B" style:family="table-column">
      <style:table-column-properties style:column-width="1.8743in"/>
    </style:style>
    <style:style style:name="Table8.C" style:family="table-column">
      <style:table-column-properties style:column-width="3.7924in"/>
    </style:style>
    <style:style style:name="Table8.1" style:family="table-row">
      <style:table-row-properties fo:keep-together="auto"/>
    </style:style>
    <style:style style:name="Table8.A1" style:family="table-cell">
      <style:table-cell-properties style:vertical-align="" fo:background-color="#a4c2f4" fo:padding="0.0694in" fo:border="1pt solid #000000">
        <style:background-image/>
      </style:table-cell-properties>
    </style:style>
    <style:style style:name="Table8.A2" style:family="table-cell">
      <style:table-cell-properties style:vertical-align="" fo:background-color="#efefef" fo:padding="0.0694in" fo:border="1pt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end" style:justify-single-word="false" fo:orphans="0" fo:widows="0"/>
    </style:style>
    <style:style style:name="P6" style:family="paragraph" style:parent-style-name="Standard">
      <style:paragraph-properties fo:line-height="100%" fo:text-align="justify" style:justify-single-word="false" fo:orphans="0" fo:widows="0"/>
    </style:style>
    <style:style style:name="P7" style:family="paragraph" style:parent-style-name="Standard">
      <style:text-properties fo:font-weight="bold" style:font-weight-asian="bold"/>
    </style:style>
    <style:style style:name="P8" style:family="paragraph" style:parent-style-name="Standard">
      <style:paragraph-properties fo:line-height="100%" fo:orphans="0" fo:widows="0"/>
      <style:text-properties fo:font-weight="bold" style:font-weight-asian="bold"/>
    </style:style>
    <style:style style:name="P9" style:family="paragraph" style:parent-style-name="Standard">
      <style:paragraph-properties fo:line-height="100%" fo:orphans="0" fo:widows="0"/>
      <style:text-properties fo:font-style="italic" fo:font-weight="bold" style:font-style-asian="italic" style:font-weight-asian="bold"/>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text-properties style:text-underline-style="none"/>
    </style:style>
    <style:style style:name="P17" style:family="paragraph" style:parent-style-name="Standard" style:list-style-name="WWNum9">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fo:font-weight="bold" style:font-weight-asian="bold"/>
    </style:style>
    <style:style style:name="P25" style:family="paragraph" style:parent-style-name="Standard">
      <style:paragraph-properties fo:margin-left="1in" fo:margin-right="0in" fo:text-indent="0in" style:auto-text-indent="false"/>
    </style:style>
    <style:style style:name="P26" style:family="paragraph" style:parent-style-name="Standard">
      <style:paragraph-properties fo:margin-top="0.1665in" fo:margin-bottom="0.1665in" loext:contextual-spacing="false" fo:line-height="100%" fo:orphans="0" fo:widows="0"/>
    </style:style>
    <style:style style:name="P27" style:family="paragraph" style:parent-style-name="Standard" style:master-page-name="Standard">
      <style:paragraph-properties style:page-number="1"/>
    </style:style>
    <style:style style:name="P28" style:family="paragraph" style:parent-style-name="Title">
      <style:paragraph-properties fo:text-align="center" style:justify-single-word="false"/>
    </style:style>
    <style:style style:name="T1" style:family="text">
      <style:text-properties fo:color="#0000ee" style:text-underline-style="solid" style:text-underline-width="auto" style:text-underline-color="font-color"/>
    </style:style>
    <style:style style:name="T2" style:family="text">
      <style:text-properties fo:color="#ff0000"/>
    </style:style>
    <style:style style:name="T3" style:family="text">
      <style:text-properties fo:color="#ff0000" fo:font-weight="bold" style:font-weight-asian="bold"/>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fo:font-size="14pt" fo:font-style="italic" fo:background-color="#fff2cc" loext:char-shading-value="0" style:font-size-asian="14pt" style:font-style-asian="italic" style:font-size-complex="14pt"/>
    </style:style>
    <style:style style:name="T7" style:family="text">
      <style:text-properties fo:background-color="#fff2cc" loext:char-shading-value="0"/>
    </style:style>
    <style:style style:name="T8" style:family="text">
      <style:text-properties fo:font-weight="bold" style:font-weight-asian="bold"/>
    </style:style>
    <style:style style:name="T9" style:family="text">
      <style:text-properties fo:font-weight="bold" style:font-weight-asian="bold" fo:background-color="#ffffff"/>
    </style:style>
    <style:style style:name="T10" style:family="text">
      <style:text-properties fo:color="#0000ff" fo:font-style="italic" style:font-style-asian="italic"/>
    </style:style>
    <style:style style:name="T11" style:family="text">
      <style:text-properties fo:color="#980000"/>
    </style:style>
    <style:style style:name="T12" style:family="text">
      <style:text-properties fo:font-size="20pt" style:font-size-asian="20pt" style:font-size-complex="20pt"/>
    </style:style>
    <style:style style:name="T13" style:family="text">
      <style:text-properties fo:color="#00ffff"/>
    </style:style>
    <style:style style:name="T14" style:family="text">
      <style:text-properties fo:color="#4a86e8"/>
    </style:style>
    <style:style style:name="T15" style:family="text">
      <style:text-properties fo:background-color="#ffff00"/>
    </style:style>
    <style:style style:name="T16" style:family="text">
      <style:text-properties style:text-underline-style="none"/>
    </style:style>
    <style:style style:name="T17" style:family="text">
      <style:text-properties fo:color="#ffffff" fo:font-weight="bold" style:font-weight-asian="bold"/>
    </style:style>
    <style:style style:name="T18" style:family="text">
      <style:text-properties fo:font-size="12pt" style:font-size-asian="12pt" style:font-size-complex="12pt"/>
    </style:style>
    <style:style style:name="T19" style:family="text">
      <style:text-properties fo:background-color="#ffffff"/>
    </style:style>
    <style:style style:name="T20" style:family="text">
      <style:text-properties fo:color="#188038" style:font-name="Roboto Mono" style:font-name-asian="Roboto Mono1" style:font-name-complex="Roboto Mono1"/>
    </style:style>
    <style:style style:name="T21" style:family="text">
      <style:text-properties fo:font-size="23pt" style:font-size-asian="23pt" style:font-size-complex="23pt"/>
    </style:style>
    <style:style style:name="T22" style:family="text">
      <style:text-properties fo:color="#1155cc" style:text-underline-style="solid" style:text-underline-width="auto" style:text-underline-color="font-color"/>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text:a xlink:type="simple" xlink:href="mailto:tunght123@gmail.com" text:style-name="ListLabel_20_82" text:visited-style-name="ListLabel_20_82"><text:span text:style-name="T1">Tùng Lê</text:span></text:a></text:p>
      <text:p text:style-name="Standard"/>
      <text:p text:style-name="P28"><text:bookmark text:name="_rq20518ehgdc"/><text:span text:style-name="T2">IDEA </text:span></text:p>
      <text:p text:style-name="Standard"><text:span text:style-name="T4">Diamond Shop System</text:span><text:span text:style-name="T5"> <text:s/>- </text:span><text:span text:style-name="T6">Phần mềm quản lý cửa hàng kim cương</text:span></text:p>
      <text:p text:style-name="Standard"/>
      <text:p text:style-name="Standard"><text:span text:style-name="T8">Giai đoạn: 3</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10">Giai đoạn 1</text:span></text:p>
          </table:table-cell>
          <table:table-cell table:style-name="Table1.B1" office:value-type="string">
            <text:p text:style-name="P10"><text:span text:style-name="T2">DB, Thiết kế</text:span></text:p>
          </table:table-cell>
          <table:table-cell table:style-name="Table1.B1" office:value-type="string">
            <text:p text:style-name="P11"><text:span text:style-name="T11">Cả Nhóm</text:span></text:p>
          </table:table-cell>
        </table:table-row>
        <table:table-row table:style-name="Table1.1">
          <table:table-cell table:style-name="Table1.A1" office:value-type="string">
            <text:p text:style-name="P10"><text:span text:style-name="T10">Giai đoạn 2</text:span></text:p>
          </table:table-cell>
          <table:table-cell table:style-name="Table1.B1" office:value-type="string">
            <text:p text:style-name="P10"><text:span text:style-name="T2">Frontend</text:span></text:p>
          </table:table-cell>
          <table:table-cell table:style-name="Table1.B1" office:value-type="string">
            <text:p text:style-name="P11"><text:span text:style-name="T11">Phân chia công việc</text:span></text:p>
          </table:table-cell>
        </table:table-row>
        <table:table-row table:style-name="Table1.1">
          <table:table-cell table:style-name="Table1.A1" office:value-type="string">
            <text:p text:style-name="P10"><text:span text:style-name="T10">Giai đoạn 3</text:span></text:p>
          </table:table-cell>
          <table:table-cell table:style-name="Table1.B1" office:value-type="string">
            <text:p text:style-name="P10"><text:span text:style-name="T2">Backend</text:span></text:p>
          </table:table-cell>
          <table:table-cell table:style-name="Table1.B1" office:value-type="string">
            <text:p text:style-name="P11"><text:span text:style-name="T11">Phân chia công việc</text:span></text:p>
          </table:table-cell>
        </table:table-row>
      </table:table>
      <text:p text:style-name="Standard"/>
      <text:p text:style-name="Heading_20_3"><text:bookmark text:name="_rxmkhfanpuia"/><text:span text:style-name="T3">Thành viên tham gia: <text:s/>(VD: Viết báo cáo mỗi buổi, nhóm trưởng, công việc như làm database, frontend, backend, thiết kế)</text:span></text:p>
      <table:table table:name="Table2" table:style-name="Table2">
        <table:table-column table:style-name="Table2.A" table:number-columns-repeated="2"/>
        <table:table-row table:style-name="Table2.1">
          <table:table-cell table:style-name="Table2.A1" office:value-type="string">
            <text:p text:style-name="P2"><text:span text:style-name="T8">Họ và tên</text:span></text:p>
          </table:table-cell>
          <table:table-cell table:style-name="Table2.A1" office:value-type="string">
            <text:p text:style-name="P2"><text:span text:style-name="T8">Nhiệm vụ</text:span></text:p>
          </table:table-cell>
        </table:table-row>
        <table:table-row table:style-name="Table2.1">
          <table:table-cell table:style-name="Table2.A2" office:value-type="string">
            <text:p text:style-name="P2">Lê Văn Tùng</text:p>
          </table:table-cell>
          <table:table-cell table:style-name="Table2.A2" office:value-type="string">
            <text:p text:style-name="P1">Nhóm Trưởng, viết báo cáo, Frontend, DB</text:p>
          </table:table-cell>
        </table:table-row>
        <table:table-row table:style-name="Table2.1">
          <table:table-cell table:style-name="Table2.A2" office:value-type="string">
            <text:p text:style-name="P2">Lê Thành Chính</text:p>
          </table:table-cell>
          <table:table-cell table:style-name="Table2.A2" office:value-type="string">
            <text:p text:style-name="P1">Backend, DB, Chụp minh chứng</text:p>
          </table:table-cell>
        </table:table-row>
        <table:table-row table:style-name="Table2.1">
          <table:table-cell table:style-name="Table2.A2" office:value-type="string">
            <text:p text:style-name="P2">Bùi Đức Tín</text:p>
          </table:table-cell>
          <table:table-cell table:style-name="Table2.A2" office:value-type="string">
            <text:p text:style-name="P1">DB, Frontend</text:p>
          </table:table-cell>
        </table:table-row>
        <table:table-row table:style-name="Table2.1">
          <table:table-cell table:style-name="Table2.A2" office:value-type="string">
            <text:p text:style-name="P2">Phạm Xuân Dũng</text:p>
          </table:table-cell>
          <table:table-cell table:style-name="Table2.A2" office:value-type="string">
            <text:p text:style-name="P1">DB, Frontend</text:p>
          </table:table-cell>
        </table:table-row>
        <table:table-row table:style-name="Table2.1">
          <table:table-cell table:style-name="Table2.A2" office:value-type="string">
            <text:p text:style-name="P2">Trần Thành Đạt</text:p>
          </table:table-cell>
          <table:table-cell table:style-name="Table2.A2" office:value-type="string">
            <text:p text:style-name="P1">DB, Frontend</text:p>
          </table:table-cell>
        </table:table-row>
        <table:table-row table:style-name="Table2.1">
          <table:table-cell table:style-name="Table2.A2" office:value-type="string">
            <text:p text:style-name="P2">Võ Đoàn Duy Quang</text:p>
          </table:table-cell>
          <table:table-cell table:style-name="Table2.A2" office:value-type="string">
            <text:p text:style-name="P1">DB, Backend, Chụp minh chứng</text:p>
          </table:table-cell>
        </table:table-row>
        <table:table-row table:style-name="Table2.1">
          <table:table-cell table:style-name="Table2.A2" office:value-type="string">
            <text:p text:style-name="P3">Trần Phát Tài</text:p>
          </table:table-cell>
          <table:table-cell table:style-name="Table2.A2" office:value-type="string">
            <text:p text:style-name="P4">DB, Frontend</text:p>
          </table:table-cell>
        </table:table-row>
      </table:table>
      <text:p text:style-name="Standard"/>
      <text:p text:style-name="Standard"/>
      <text:p text:style-name="Title"><text:bookmark text:name="_slw3he3wjsr3"/><text:span text:style-name="T12">DATABASE</text:span></text:p>
      <text:p text:style-name="Standard"><text:soft-page-break/><text:span text:style-name="T8">Role:</text:span> 6</text:p>
      <text:list xml:id="list1511209710" text:style-name="WWNum4">
        <text:list-item>
          <text:p text:style-name="P12"><text:span text:style-name="T2"><text:s/>Guest</text:span></text:p>
        </text:list-item>
        <text:list-item>
          <text:p text:style-name="P12"><text:span text:style-name="T2"><text:s/>Customer</text:span></text:p>
        </text:list-item>
        <text:list-item>
          <text:p text:style-name="P12"><text:span text:style-name="T2"><text:s/>Sales Staff</text:span></text:p>
        </text:list-item>
        <text:list-item>
          <text:p text:style-name="P12"><text:span text:style-name="T2"><text:s/>Delivery Staff</text:span></text:p>
        </text:list-item>
        <text:list-item>
          <text:p text:style-name="P12"><text:span text:style-name="T2"><text:s/>Manager</text:span></text:p>
        </text:list-item>
        <text:list-item>
          <text:p text:style-name="P12"><text:span text:style-name="T2"><text:s/>Admin</text:span></text:p>
        </text:list-item>
      </text:list>
      <text:p text:style-name="Standard"><text:span text:style-name="T8">Mô tả:</text:span></text:p>
      <text:p text:style-name="P22">Phần mềm quản lý việc bán kim cương trực tuyến của công ty kinh doanh kim cương</text:p>
      <text:p text:style-name="P22"><text:s/>- Trang chủ giới thiệu cửa hàng, sản phẩm về kim cương, bộ sưu tập, bảng giá kim cương, kiến thức trang sức, kiến thức kim cương, hướng dẫn chọn ni, câu hỏi thường gặp, …</text:p>
      <text:p text:style-name="P22"><text:s/>- Quản lý quá trình mua hàng của khách hàng.</text:p>
      <text:p text:style-name="P22"><text:s text:c="12"/><text:span text:style-name="T13"><text:s text:c="3"/></text:span><text:span text:style-name="T14">&lt;&lt; Khách hàng chọn sản phẩm và đặt hàng --&gt; NV bán hàng tiếp nhận đơn hàng và hướng dẫn đo ni cho khách hàng --&gt; Khách hàng xác nhận ni và thực hiện thanh toán --&gt; NV bán hàng xuất sản phẩm và kèm theo phiếu bảo hành và giấy chứng nhận kim cương để bàn giao --&gt; NV giao hàng gửi sản phẩm đến khách hàng &gt;&gt;</text:span></text:p>
      <text:p text:style-name="P22"><text:s/>- Quản lý phiếu bảo hành sản phẩm, giấy chứng nhận kim cương theo tiêu chuẩn 4C của GIA.</text:p>
      <text:p text:style-name="P22"><text:s/>- Quản lý chương trình khuyến mãi, tích lũy điểm.</text:p>
      <text:p text:style-name="P22"><text:s/>- Khai báo bảng giá viên kim cương theo các tiêu chí: loại nguồn gốc (diamond origin), trọng lượng (Carat weight), màu sắc (Color), độ tinh khiết (Clarity), cắt mài (Cut); khai báo bảng giá vỏ kim cương.</text:p>
      <text:p text:style-name="P22"><text:s/>- Quản lý sản phẩm kim cương bao gồm: vỏ kim cương, viên kim cương chính, các viên kim cương phụ, ...</text:p>
      <text:p text:style-name="P22"><text:s text:c="15"/><text:span text:style-name="T14"><text:s/>&lt;&lt;Giá bán = giá vốn sản phẩm * tỉ lệ áp giá, Giá vốn sản phẩm = tiền kim cương + vỏ kim cương + tiền công&gt;&gt;</text:span></text:p>
      <text:p text:style-name="P22"><text:s/>- Dashboard thống kê.</text:p>
      <text:p text:style-name="Standard"/>
      <text:p text:style-name="Heading_20_1"><text:bookmark text:name="_z2062nnf16bc"/>Tính năng:</text:p>
      <text:p text:style-name="Standard"><text:span text:style-name="T15">Chung: </text:span></text:p>
      <text:list xml:id="list1065536949" text:style-name="WWNum1">
        <text:list-item>
          <text:p text:style-name="P13">Login/Logout</text:p>
        </text:list-item>
      </text:list>
      <text:p text:style-name="P23"><text:span text:style-name="T15">Guest: </text:span></text:p>
      <text:list xml:id="list1205309884" text:style-name="WWNum8">
        <text:list-item>
          <text:p text:style-name="P14">Xem sản phẩm (Thêm, Bớt) </text:p>
        </text:list-item>
        <text:list-item>
          <text:p text:style-name="P14"><text:soft-page-break/>Đăng ký/Đăng nhập ( cho tất cả role) </text:p>
        </text:list-item>
      </text:list>
      <text:p text:style-name="P23"><text:span text:style-name="T15">Customer:</text:span></text:p>
      <text:list xml:id="list279820560" text:style-name="WWNum2">
        <text:list-item>
          <text:p text:style-name="P15">Xem sản phẩm</text:p>
        </text:list-item>
        <text:list-item>
          <text:p text:style-name="P15">Chỉnh sửa <text:span text:style-name="T8">Giỏ Hàng</text:span> (Thêm, Xoá)</text:p>
        </text:list-item>
        <text:list-item>
          <text:p text:style-name="P15">Đánh giá sản phẩm</text:p>
        </text:list-item>
        <text:list-item>
          <text:p text:style-name="P15">Mua sản phẩm</text:p>
        </text:list-item>
        <text:list-item>
          <text:p text:style-name="P15">Gửi feedback</text:p>
        </text:list-item>
        <text:list-item>
          <text:p text:style-name="P15">Quản lý tài khoản cá nhân (</text:p>
        </text:list-item>
        <text:list-item>
          <text:p text:style-name="P15">Tương tác sản phẩm (Lưu sản phẩm ưu thích/Wishlist, chia sẻ sản phẩm, xem trang thái…) </text:p>
        </text:list-item>
        <text:list-item>
          <text:p text:style-name="P16"/>
        </text:list-item>
      </text:list>
      <text:p text:style-name="P23"><text:span text:style-name="T15">Sales Staff:</text:span></text:p>
      <text:list xml:id="list3536569417" text:style-name="WWNum9">
        <text:list-item>
          <text:p text:style-name="P17">Quản lý đơn hàng</text:p>
        </text:list-item>
        <text:list-item>
          <text:p text:style-name="P17">Quản lý khách hàng</text:p>
        </text:list-item>
        <text:list-item>
          <text:p text:style-name="P17">Quản lý sản phẩm</text:p>
        </text:list-item>
      </text:list>
      <text:p text:style-name="P23"><text:span text:style-name="T15">Delivery Staff:</text:span></text:p>
      <text:list xml:id="list786454758" text:style-name="WWNum6">
        <text:list-item>
          <text:p text:style-name="P18">Quản lý vận chuyển</text:p>
        </text:list-item>
        <text:list-item>
          <text:p text:style-name="P18">Quản lý đánh giá</text:p>
        </text:list-item>
      </text:list>
      <text:p text:style-name="P23"><text:span text:style-name="T15">Manager:</text:span></text:p>
      <text:list xml:id="list2097823717" text:style-name="WWNum5">
        <text:list-item>
          <text:p text:style-name="P19">Quản lý nhân viên</text:p>
        </text:list-item>
        <text:list-item>
          <text:p text:style-name="P19">Quản lý sản phẩm và giá</text:p>
        </text:list-item>
        <text:list-item>
          <text:p text:style-name="P19">Quản lý báo cáo ( dashboard thống kê)</text:p>
        </text:list-item>
      </text:list>
      <text:p text:style-name="P23"><text:span text:style-name="T15">Admin:</text:span></text:p>
      <text:list xml:id="list1071863671" text:style-name="WWNum3">
        <text:list-item>
          <text:p text:style-name="P20">Quản lý toàn hệ thống</text:p>
        </text:list-item>
      </text:list>
      <text:p text:style-name="Heading_20_1"><text:bookmark text:name="_q7p70imbysjs"/>ENTITY</text:p>
      <text:p text:style-name="P25"><text:soft-page-break/>User (<text:span text:style-name="T8">USERID</text:span>, USERNAME, EMAIL , PASSWORD, UserPhone ,ADDRESS, ROLE, CREATE_AT, UPDATE_AT) </text:p>
      <text:p text:style-name="P25">Products (<text:span text:style-name="T8">ProductID</text:span>,ProductName, DescProduct, Carat_weight, Origin, Clarity, Category ,Cut , Price , Stock, ImagePro, Color, Price_shell, Create_at, Update_at)</text:p>
      <text:p text:style-name="P25">Customer(<text:span text:style-name="T8">CustomerID, </text:span>CustomerName, CustomerPhone, CustomerEmail, CustomerAddress, SizeNI )</text:p>
      <text:p text:style-name="P25">Orders (<text:span text:style-name="T8">OrderID</text:span>, <text:span text:style-name="T14">CustomerID</text:span>, OrderStatus, TotalAmount, Create_at, Update_at)</text:p>
      <text:p text:style-name="P25">OrderDetail(<text:span text:style-name="T8">OrderDetailID, </text:span>OrderID, ProductID, Stock, Price)</text:p>
      <text:p text:style-name="P25">Cart( <text:span text:style-name="T8">CartID</text:span>, <text:span text:style-name="T14">CustomerID</text:span>, <text:s/>Create_at, Update_at, Amount)</text:p>
      <text:p text:style-name="P25">CartItem (<text:span text:style-name="T8">CartItemID</text:span>, CartID, ProductID, Stock)</text:p>
      <text:p text:style-name="P25">Feedback( <text:span text:style-name="T8">FeedbackID</text:span>, CustomerID, ProductID, Rating, Comment, Create_at)</text:p>
      <text:p text:style-name="P25">Delivery Staff( <text:span text:style-name="T8">DeliveryStaffID</text:span>,OrderID, Status, Date)</text:p>
      <text:p text:style-name="P25">Employee(<text:span text:style-name="T8">EmployeeID</text:span>, UserID, Position)</text:p>
      <text:p text:style-name="P25">Report(<text:span text:style-name="T8">ReportID, </text:span>EmployeeID, ContentRP, Create_at<text:span text:style-name="T8">)</text:span></text:p>
      <text:p text:style-name="P25">Warranty (<text:span text:style-name="T8">WarrantyID</text:span>, <text:span text:style-name="T14">ProductID, CustomerID</text:span>, StarDate, EndDate, Terms, WarrantyStatus, Claim, Create_at, Update_at)</text:p>
      <text:p text:style-name="P25">Point (<text:span text:style-name="T8">PointID</text:span>,<text:span text:style-name="T14"> CustomerID</text:span>, Exchange_point, Point_used ,Create_at)</text:p>
      <text:p text:style-name="P25">Sales (<text:span text:style-name="T8">SaleID</text:span>, Name, ProductID, StartDate, EndDate, Price ,DiscountPrice, Percent)</text:p>
      <text:p text:style-name="P25"><office:annotation office:name="__Annotation__212_904151463"><dc:date>2024-11-28T14:35:46</dc:date><text:p><text:span text:style-name="T23">Tổng cộng 1 phản ứng</text:span></text:p><text:p><text:span text:style-name="T23">Tùng Lê đã phản ứng bằng 😀 lúc 2024-11-28 06:35 SA</text:span></text:p></office:annotation>Desc(DescID, CategoryDesc ,NameDesc,Image, Content)<office:annotation-end office:name="__Annotation__212_904151463"/> </text:p>
      <text:p text:style-name="P25">Wishlist(WishlistID, ProductID, CustomerID)</text:p>
      <text:p text:style-name="Standard"/>
      <text:p text:style-name="Standard">Từ 1-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T17">Tên thuộc tính</text:span></text:p>
          </table:table-cell>
          <table:table-cell table:style-name="Table3.A1" office:value-type="string">
            <text:p text:style-name="P4"><text:span text:style-name="T17">Diễn giải</text:span></text:p>
          </table:table-cell>
          <table:table-cell table:style-name="Table3.A1" office:value-type="string">
            <text:p text:style-name="P4"><text:span text:style-name="T17">Kiểu dữ liệu</text:span></text:p>
          </table:table-cell>
        </table:table-row>
        <table:table-row table:style-name="Table3.2">
          <table:table-cell table:style-name="Table3.A2" office:value-type="string">
            <text:p text:style-name="P23"><office:annotation office:name="__Annotation__227_904151463"><dc:creator>Tùng Lê</dc:creator><dc:date>2024-12-01T14:39:48</dc:date><text:p><text:span text:style-name="T23">1-4</text:span></text:p></office:annotation><office:annotation office:name="__Annotation__225_904151463"><dc:creator>Tùng Lê</dc:creator><dc:date>2024-12-01T14:39:36</dc:date><text:p><text:span text:style-name="T23">Võ Đoàn Duy Quang</text:span></text:p></office:annotation><text:span text:style-name="T8">USERID</text:span></text:p>
          </table:table-cell>
          <table:table-cell table:style-name="Table3.A2" office:value-type="string">
            <text:p text:style-name="P4">Mã người dùng (ID duy nhất)</text:p>
          </table:table-cell>
          <table:table-cell table:style-name="Table3.A2" office:value-type="string">
            <text:p text:style-name="P4">INT</text:p>
          </table:table-cell>
        </table:table-row>
        <table:table-row table:style-name="Table3.3">
          <table:table-cell table:style-name="Table3.A3" office:value-type="string">
            <text:p text:style-name="P23"><office:annotation-end office:name="__Annotation__225_904151463"/><office:annotation-end office:name="__Annotation__227_904151463"/>USERNAME</text:p>
          </table:table-cell>
          <table:table-cell table:style-name="Table3.B3" office:value-type="string">
            <text:p text:style-name="P4">Tên đăng nhập của người dùng </text:p>
          </table:table-cell>
          <table:table-cell table:style-name="Table3.C3" office:value-type="string">
            <text:p text:style-name="P4">VARCHAR(50)</text:p>
          </table:table-cell>
        </table:table-row>
        <table:table-row table:style-name="Table3.2">
          <table:table-cell table:style-name="Table3.A4" office:value-type="string">
            <text:p text:style-name="P23">EMAIL</text:p>
          </table:table-cell>
          <table:table-cell table:style-name="Table3.B4" office:value-type="string">
            <text:p text:style-name="P4">Email của người dùng </text:p>
          </table:table-cell>
          <table:table-cell table:style-name="Table3.C4" office:value-type="string">
            <text:p text:style-name="P4">VARCHAR(50)</text:p>
          </table:table-cell>
        </table:table-row>
        <table:table-row table:style-name="Table3.2">
          <table:table-cell table:style-name="Table3.A5" office:value-type="string">
            <text:p text:style-name="Standard">PASSWORD</text:p>
          </table:table-cell>
          <table:table-cell table:style-name="Table3.B5" office:value-type="string">
            <text:p text:style-name="P4">Mật khẩu của người dùng</text:p>
          </table:table-cell>
          <table:table-cell table:style-name="Table3.C5" office:value-type="string">
            <text:p text:style-name="P4">VARCHAR(225)</text:p>
          </table:table-cell>
        </table:table-row>
        <table:table-row table:style-name="Table3.2">
          <table:table-cell table:style-name="Table3.A6" office:value-type="string">
            <text:p text:style-name="Standard">UserPhone</text:p>
          </table:table-cell>
          <table:table-cell table:style-name="Table3.B6" office:value-type="string">
            <text:p text:style-name="P4">Số điện thoại</text:p>
          </table:table-cell>
          <table:table-cell table:style-name="Table3.C6" office:value-type="string">
            <text:p text:style-name="P4">VARCHAR(15)</text:p>
          </table:table-cell>
        </table:table-row>
        <table:table-row table:style-name="Table3.2">
          <table:table-cell table:style-name="Table3.A7" office:value-type="string">
            <text:p text:style-name="Standard">ROLE</text:p>
          </table:table-cell>
          <table:table-cell table:style-name="Table3.B7" office:value-type="string">
            <text:p text:style-name="P4">Vai trò(<text:span text:style-name="T2">Admin[0],Guest[1], Customer[2], Sales Staff[3], Delivery Staff[4], Manager[5]</text:span>)</text:p>
          </table:table-cell>
          <table:table-cell table:style-name="Table3.C7" office:value-type="string">
            <text:p text:style-name="P4">INT</text:p>
          </table:table-cell>
        </table:table-row>
        <text:soft-page-break/>
        <table:table-row table:style-name="Table3.8">
          <table:table-cell table:style-name="Table3.A8" office:value-type="string">
            <text:p text:style-name="Standard">CREATE_AT</text:p>
          </table:table-cell>
          <table:table-cell table:style-name="Table3.B8" office:value-type="string">
            <text:p text:style-name="P26">Thời gian tạo tài khoản</text:p>
            <text:p text:style-name="P4"/>
          </table:table-cell>
          <table:table-cell table:style-name="Table3.C8" office:value-type="string">
            <text:p text:style-name="P4">TIMESTAMP DEFAULT CURRENT_TIMESTAMP</text:p>
          </table:table-cell>
        </table:table-row>
        <table:table-row table:style-name="Table3.2">
          <table:table-cell table:style-name="Table3.A9" office:value-type="string">
            <text:p text:style-name="Standard">UPDATE_AT</text:p>
          </table:table-cell>
          <table:table-cell table:style-name="Table3.B9" office:value-type="string">
            <text:p text:style-name="P26">Thời gian cập nhật tài khoản</text:p>
          </table:table-cell>
          <table:table-cell table:style-name="Table3.C9" office:value-type="string">
            <text:p text:style-name="P4">TIMESTAMP DEFAULT CURRENT_TIMESTAMP ON UPDATE CURRENT_TIMESTAMP</text:p>
          </table:table-cell>
        </table:table-row>
        <table:table-row table:style-name="Table3.2">
          <table:table-cell table:style-name="Table3.A10" office:value-type="string">
            <text:p text:style-name="Standard">ProductID</text:p>
          </table:table-cell>
          <table:table-cell table:style-name="Table3.A10" office:value-type="string">
            <text:p text:style-name="P26">Mã sản phẩm (ID duy nhất)</text:p>
          </table:table-cell>
          <table:table-cell table:style-name="Table3.A10" office:value-type="string">
            <text:p text:style-name="P4">INT</text:p>
          </table:table-cell>
        </table:table-row>
        <table:table-row table:style-name="Table3.2">
          <table:table-cell table:style-name="Table3.A11" office:value-type="string">
            <text:p text:style-name="Standard">ProductName</text:p>
          </table:table-cell>
          <table:table-cell table:style-name="Table3.B11" office:value-type="string">
            <text:p text:style-name="P26">Tên sản phẩm</text:p>
          </table:table-cell>
          <table:table-cell table:style-name="Table3.C11" office:value-type="string">
            <text:p text:style-name="P4">VARCHAR(100)</text:p>
          </table:table-cell>
        </table:table-row>
        <table:table-row table:style-name="Table3.2">
          <table:table-cell table:style-name="Table3.A12" office:value-type="string">
            <text:p text:style-name="Standard">DescProduct</text:p>
          </table:table-cell>
          <table:table-cell table:style-name="Table3.B12" office:value-type="string">
            <text:p text:style-name="P26">Mô tả sản phẩm</text:p>
          </table:table-cell>
          <table:table-cell table:style-name="Table3.C12" office:value-type="string">
            <text:p text:style-name="P4">TEXT</text:p>
          </table:table-cell>
        </table:table-row>
        <table:table-row table:style-name="Table3.2">
          <table:table-cell table:style-name="Table3.A13" office:value-type="string">
            <text:p text:style-name="Standard">Carat_weight</text:p>
          </table:table-cell>
          <table:table-cell table:style-name="Table3.B13" office:value-type="string">
            <text:p text:style-name="P26">Trọng lượng của kim cương (carat)</text:p>
          </table:table-cell>
          <table:table-cell table:style-name="Table3.C13" office:value-type="string">
            <text:p text:style-name="P4">FLOAT</text:p>
          </table:table-cell>
        </table:table-row>
        <table:table-row table:style-name="Table3.2">
          <table:table-cell table:style-name="Table3.A14" office:value-type="string">
            <text:p text:style-name="Standard">Origin</text:p>
          </table:table-cell>
          <table:table-cell table:style-name="Table3.B14" office:value-type="string">
            <text:p text:style-name="P26">Xuất xứ sản phẩm</text:p>
          </table:table-cell>
          <table:table-cell table:style-name="Table3.C14" office:value-type="string">
            <text:p text:style-name="P4">VARCHAR(50)</text:p>
          </table:table-cell>
        </table:table-row>
        <text:soft-page-break/>
        <table:table-row table:style-name="Table3.2">
          <table:table-cell table:style-name="Table3.A15" office:value-type="string">
            <text:p text:style-name="Standard">Clarity</text:p>
          </table:table-cell>
          <table:table-cell table:style-name="Table3.B15" office:value-type="string">
            <text:p text:style-name="P26">Độ trong suốt</text:p>
          </table:table-cell>
          <table:table-cell table:style-name="Table3.C15" office:value-type="string">
            <text:p text:style-name="P4">FLOAT</text:p>
          </table:table-cell>
        </table:table-row>
        <table:table-row table:style-name="Table3.2">
          <table:table-cell table:style-name="Table3.A16" office:value-type="string">
            <text:p text:style-name="Standard">Category</text:p>
          </table:table-cell>
          <table:table-cell table:style-name="Table3.B16" office:value-type="string">
            <text:p text:style-name="P26">Danh mục sản phẩm</text:p>
          </table:table-cell>
          <table:table-cell table:style-name="Table3.C16" office:value-type="string">
            <text:p text:style-name="P4">VARCHAR(50)</text:p>
          </table:table-cell>
        </table:table-row>
        <table:table-row table:style-name="Table3.2">
          <table:table-cell table:style-name="Table3.A17" office:value-type="string">
            <text:p text:style-name="Standard">Cut</text:p>
          </table:table-cell>
          <table:table-cell table:style-name="Table3.B17" office:value-type="string">
            <text:p text:style-name="P26">Cắt mài </text:p>
          </table:table-cell>
          <table:table-cell table:style-name="Table3.C17" office:value-type="string">
            <text:p text:style-name="P4">ENUM(‘<text:span text:style-name="T18">Heart’, ‘Round’ ,‘Oval’, ‘Princess’ ,’Marquise’,’ Radiant’, ‘Emerald’</text:span></text:p>
          </table:table-cell>
        </table:table-row>
        <table:table-row table:style-name="Table3.2">
          <table:table-cell table:style-name="Table3.A18" office:value-type="string">
            <text:p text:style-name="Standard">Price</text:p>
          </table:table-cell>
          <table:table-cell table:style-name="Table3.B18" office:value-type="string">
            <text:p text:style-name="P26">Giá sản phẩm </text:p>
          </table:table-cell>
          <table:table-cell table:style-name="Table3.C18" office:value-type="string">
            <text:p text:style-name="P4">FLOAT</text:p>
          </table:table-cell>
        </table:table-row>
        <table:table-row table:style-name="Table3.2">
          <table:table-cell table:style-name="Table3.A19" office:value-type="string">
            <text:p text:style-name="Standard">Stock</text:p>
          </table:table-cell>
          <table:table-cell table:style-name="Table3.B19" office:value-type="string">
            <text:p text:style-name="P26">Số lượng trong kho</text:p>
          </table:table-cell>
          <table:table-cell table:style-name="Table3.C19" office:value-type="string">
            <text:p text:style-name="P4">INT</text:p>
          </table:table-cell>
        </table:table-row>
        <table:table-row table:style-name="Table3.2">
          <table:table-cell table:style-name="Table3.A20" office:value-type="string">
            <text:p text:style-name="Standard">ImagePro</text:p>
          </table:table-cell>
          <table:table-cell table:style-name="Table3.B20" office:value-type="string">
            <text:p text:style-name="P26">Đường dẫn ảnh sản phẩm </text:p>
          </table:table-cell>
          <table:table-cell table:style-name="Table3.C20" office:value-type="string">
            <text:p text:style-name="P4">VARCHAR(255)</text:p>
          </table:table-cell>
        </table:table-row>
        <table:table-row table:style-name="Table3.2">
          <table:table-cell table:style-name="Table3.A21" office:value-type="string">
            <text:p text:style-name="Standard">Color</text:p>
          </table:table-cell>
          <table:table-cell table:style-name="Table3.B21" office:value-type="string">
            <text:p text:style-name="P26">Màu sắc sản phẩm</text:p>
          </table:table-cell>
          <table:table-cell table:style-name="Table3.C21" office:value-type="string">
            <text:p text:style-name="P4">VAR</text:p>
          </table:table-cell>
        </table:table-row>
        <text:soft-page-break/>
        <table:table-row table:style-name="Table3.2">
          <table:table-cell table:style-name="Table3.A22" office:value-type="string">
            <text:p text:style-name="P23">Price_shell</text:p>
          </table:table-cell>
          <table:table-cell table:style-name="Table3.B22" office:value-type="string">
            <text:p text:style-name="P26">Giá vỏ</text:p>
          </table:table-cell>
          <table:table-cell table:style-name="Table3.C22" office:value-type="string">
            <text:p text:style-name="P4">FLOAT</text:p>
          </table:table-cell>
        </table:table-row>
        <table:table-row table:style-name="Table3.2">
          <table:table-cell table:style-name="Table3.A23" office:value-type="string">
            <text:p text:style-name="Standard">Create_at</text:p>
          </table:table-cell>
          <table:table-cell table:style-name="Table3.B23" office:value-type="string">
            <text:p text:style-name="P26">Thời gian thêm sản phẩm</text:p>
          </table:table-cell>
          <table:table-cell table:style-name="Table3.C23" office:value-type="string">
            <text:p text:style-name="P4">TIMESTAMP DEFAULT CURRENT_TIMESTAMP </text:p>
          </table:table-cell>
        </table:table-row>
        <table:table-row table:style-name="Table3.2">
          <table:table-cell table:style-name="Table3.A24" office:value-type="string">
            <text:p text:style-name="Standard">Update_at</text:p>
          </table:table-cell>
          <table:table-cell table:style-name="Table3.B24" office:value-type="string">
            <text:p text:style-name="P26">Thời gian cập nhật sản phẩm</text:p>
          </table:table-cell>
          <table:table-cell table:style-name="Table3.C24" office:value-type="string">
            <text:p text:style-name="P4">TIMESTAMP DEFAULT CURRENT_TIMESTAMP ON UPDATE CURRENT_TIMESTAMP</text:p>
          </table:table-cell>
        </table:table-row>
        <table:table-row table:style-name="Table3.2">
          <table:table-cell table:style-name="Table3.A10" office:value-type="string">
            <text:p text:style-name="Standard"><text:span text:style-name="T8">CustomerID</text:span></text:p>
          </table:table-cell>
          <table:table-cell table:style-name="Table3.A10" office:value-type="string">
            <text:p text:style-name="P4">Mã khách hàng</text:p>
          </table:table-cell>
          <table:table-cell table:style-name="Table3.A10" office:value-type="string">
            <text:p text:style-name="P4">INT</text:p>
          </table:table-cell>
        </table:table-row>
        <table:table-row table:style-name="Table3.2">
          <table:table-cell table:style-name="Table3.A26" office:value-type="string">
            <text:p text:style-name="Standard">CustomerName</text:p>
          </table:table-cell>
          <table:table-cell table:style-name="Table3.B26" office:value-type="string">
            <text:p text:style-name="P4">Tên khách hàng</text:p>
          </table:table-cell>
          <table:table-cell table:style-name="Table3.C26" office:value-type="string">
            <text:p text:style-name="P4">VARCHAR(50)</text:p>
          </table:table-cell>
        </table:table-row>
        <table:table-row table:style-name="Table3.2">
          <table:table-cell table:style-name="Table3.A27" office:value-type="string">
            <text:p text:style-name="Standard">CustomerPhone</text:p>
          </table:table-cell>
          <table:table-cell table:style-name="Table3.B27" office:value-type="string">
            <text:p text:style-name="P4">Số diện thoại khách hàng</text:p>
          </table:table-cell>
          <table:table-cell table:style-name="Table3.C27" office:value-type="string">
            <text:p text:style-name="P4">VARCHAR(50)</text:p>
          </table:table-cell>
        </table:table-row>
        <table:table-row table:style-name="Table3.2">
          <table:table-cell table:style-name="Table3.A28" office:value-type="string">
            <text:p text:style-name="Standard">CustomerEmail</text:p>
          </table:table-cell>
          <table:table-cell table:style-name="Table3.B28" office:value-type="string">
            <text:p text:style-name="P4">Email khách hàng</text:p>
          </table:table-cell>
          <table:table-cell table:style-name="Table3.C28" office:value-type="string">
            <text:p text:style-name="P4">VARCHAR(50)</text:p>
          </table:table-cell>
        </table:table-row>
        <text:soft-page-break/>
        <table:table-row table:style-name="Table3.2">
          <table:table-cell table:style-name="Table3.A29" office:value-type="string">
            <text:p text:style-name="Standard">CustomerAddress</text:p>
          </table:table-cell>
          <table:table-cell table:style-name="Table3.B29" office:value-type="string">
            <text:p text:style-name="P4">Địa chỉ khách hàng</text:p>
          </table:table-cell>
          <table:table-cell table:style-name="Table3.C29" office:value-type="string">
            <text:p text:style-name="P4">VARCHAR(50)</text:p>
          </table:table-cell>
        </table:table-row>
        <table:table-row table:style-name="Table3.2">
          <table:table-cell table:style-name="Table3.A30" office:value-type="string">
            <text:p text:style-name="Standard">SizeNI</text:p>
          </table:table-cell>
          <table:table-cell table:style-name="Table3.B30" office:value-type="string">
            <text:p text:style-name="P4">Số đo ngón tay cần đeo nhẫn của khách hàng</text:p>
          </table:table-cell>
          <table:table-cell table:style-name="Table3.C30" office:value-type="string">
            <text:p text:style-name="P4">FLOAT</text:p>
          </table:table-cell>
        </table:table-row>
        <table:table-row table:style-name="Table3.2">
          <table:table-cell table:style-name="Table3.A10" office:value-type="string">
            <text:p text:style-name="Standard"><text:span text:style-name="T8">OrderID</text:span></text:p>
          </table:table-cell>
          <table:table-cell table:style-name="Table3.A10" office:value-type="string">
            <text:p text:style-name="P4">Mã đơn hàng</text:p>
          </table:table-cell>
          <table:table-cell table:style-name="Table3.A10" office:value-type="string">
            <text:p text:style-name="P4">INT</text:p>
          </table:table-cell>
        </table:table-row>
        <table:table-row table:style-name="Table3.2">
          <table:table-cell table:style-name="Table3.A32" office:value-type="string">
            <text:p text:style-name="Standard">OrderStatus</text:p>
          </table:table-cell>
          <table:table-cell table:style-name="Table3.B32" office:value-type="string">
            <text:p text:style-name="P4">Trạng thái đơn hàng (Đang xữ lí(1), Đang giao(2),Đã giao(3),Huỷ đơn(4))</text:p>
          </table:table-cell>
          <table:table-cell table:style-name="Table3.C32" office:value-type="string">
            <text:p text:style-name="P4">INT</text:p>
          </table:table-cell>
        </table:table-row>
        <table:table-row table:style-name="Table3.2">
          <table:table-cell table:style-name="Table3.A33" office:value-type="string">
            <text:p text:style-name="Standard">TotalAmount</text:p>
          </table:table-cell>
          <table:table-cell table:style-name="Table3.B33" office:value-type="string">
            <text:p text:style-name="P4">Tổng số lượng hàng trong đơn</text:p>
          </table:table-cell>
          <table:table-cell table:style-name="Table3.C33" office:value-type="string">
            <text:p text:style-name="P4">INT</text:p>
          </table:table-cell>
        </table:table-row>
        <table:table-row table:style-name="Table3.2">
          <table:table-cell table:style-name="Table3.A34" office:value-type="string">
            <text:p text:style-name="Standard">Create_at</text:p>
          </table:table-cell>
          <table:table-cell table:style-name="Table3.B34" office:value-type="string">
            <text:p text:style-name="P4">Ngày tạo đơn</text:p>
          </table:table-cell>
          <table:table-cell table:style-name="Table3.C34" office:value-type="string">
            <text:p text:style-name="P4">TIMESTAMP DEFAULT CURRENT_TIMESTAMP</text:p>
          </table:table-cell>
        </table:table-row>
        <table:table-row table:style-name="Table3.2">
          <table:table-cell table:style-name="Table3.A35" office:value-type="string">
            <text:p text:style-name="Standard">Update_at</text:p>
          </table:table-cell>
          <table:table-cell table:style-name="Table3.B35" office:value-type="string">
            <text:p text:style-name="P4">Ngày cập nhật đơn</text:p>
          </table:table-cell>
          <table:table-cell table:style-name="Table3.C35" office:value-type="string">
            <text:p text:style-name="P4">TIMESTAMP DEFAULT CURRENT_TIMESTAMP ON UPDATE CURRENT_TIMESTAMP</text:p>
          </table:table-cell>
        </table:table-row>
        <text:soft-page-break/>
        <table:table-row table:style-name="Table3.2">
          <table:table-cell table:style-name="Table3.A36" office:value-type="string">
            <text:p text:style-name="P23"><text:span text:style-name="T9"><office:annotation office:name="__Annotation__333_904151463"><dc:creator>Tùng Lê</dc:creator><dc:date>2024-12-01T14:40:30</dc:date><text:p><text:span text:style-name="T23">Lê Thành Chính 5-8</text:span></text:p></office:annotation></text:span><text:span text:style-name="T9">OrderDetailID</text:span><office:annotation-end office:name="__Annotation__333_904151463"/></text:p>
          </table:table-cell>
          <table:table-cell table:style-name="Table3.A36" office:value-type="string">
            <text:p text:style-name="P4">mã chi tiết đơn hàng</text:p>
          </table:table-cell>
          <table:table-cell table:style-name="Table3.A36" office:value-type="string">
            <text:p text:style-name="P4">INT</text:p>
          </table:table-cell>
        </table:table-row>
        <table:table-row table:style-name="Table3.2">
          <table:table-cell table:style-name="Table3.A37" office:value-type="string">
            <text:p text:style-name="P23"><office:annotation office:name="__Annotation__339_904151463"><dc:creator>Tùng Lê</dc:creator><dc:date>2024-12-01T14:40:30</dc:date><text:p><text:span text:style-name="T23">Lê Thành Chính 5-8</text:span></text:p></office:annotation>OrderID<office:annotation-end office:name="__Annotation__339_904151463"/></text:p>
          </table:table-cell>
          <table:table-cell table:style-name="Table3.B37" office:value-type="string">
            <text:p text:style-name="P4">mã đặt hàng</text:p>
          </table:table-cell>
          <table:table-cell table:style-name="Table3.C37" office:value-type="string">
            <text:p text:style-name="P4">INT</text:p>
          </table:table-cell>
        </table:table-row>
        <table:table-row table:style-name="Table3.2">
          <table:table-cell table:style-name="Table3.A38" office:value-type="string">
            <text:p text:style-name="P23"><office:annotation office:name="__Annotation__345_904151463"><dc:creator>Tùng Lê</dc:creator><dc:date>2024-12-01T14:40:30</dc:date><text:p><text:span text:style-name="T23">Lê Thành Chính 5-8</text:span></text:p></office:annotation>ProductID<office:annotation-end office:name="__Annotation__345_904151463"/></text:p>
          </table:table-cell>
          <table:table-cell table:style-name="Table3.B38" office:value-type="string">
            <text:p text:style-name="P4">mã sản phẩm</text:p>
          </table:table-cell>
          <table:table-cell table:style-name="Table3.C38" office:value-type="string">
            <text:p text:style-name="P4">INT</text:p>
          </table:table-cell>
        </table:table-row>
        <table:table-row table:style-name="Table3.2">
          <table:table-cell table:style-name="Table3.A39" office:value-type="string">
            <text:p text:style-name="P23"><office:annotation office:name="__Annotation__351_904151463"><dc:creator>Tùng Lê</dc:creator><dc:date>2024-12-01T14:40:30</dc:date><text:p><text:span text:style-name="T23">Lê Thành Chính 5-8</text:span></text:p></office:annotation>Stock<office:annotation-end office:name="__Annotation__351_904151463"/></text:p>
          </table:table-cell>
          <table:table-cell table:style-name="Table3.B39" office:value-type="string">
            <text:p text:style-name="P4">Số lượng sản phẩm</text:p>
          </table:table-cell>
          <table:table-cell table:style-name="Table3.C39" office:value-type="string">
            <text:p text:style-name="P4">INT</text:p>
          </table:table-cell>
        </table:table-row>
        <table:table-row table:style-name="Table3.2">
          <table:table-cell table:style-name="Table3.A40" office:value-type="string">
            <text:p text:style-name="P23"><office:annotation office:name="__Annotation__357_904151463"><dc:creator>Tùng Lê</dc:creator><dc:date>2024-12-01T14:40:30</dc:date><text:p><text:span text:style-name="T23">Lê Thành Chính 5-8</text:span></text:p></office:annotation>Price<office:annotation-end office:name="__Annotation__357_904151463"/></text:p>
          </table:table-cell>
          <table:table-cell table:style-name="Table3.B40" office:value-type="string">
            <text:p text:style-name="P4">giá sản phẩm</text:p>
          </table:table-cell>
          <table:table-cell table:style-name="Table3.C40" office:value-type="string">
            <text:p text:style-name="P4">FLOAT</text:p>
          </table:table-cell>
        </table:table-row>
        <table:table-row table:style-name="Table3.2">
          <table:table-cell table:style-name="Table3.A41" office:value-type="string">
            <text:p text:style-name="P23"><text:span text:style-name="T8"><office:annotation office:name="__Annotation__363_904151463"><dc:creator>Tùng Lê</dc:creator><dc:date>2024-12-01T14:40:30</dc:date><text:p><text:span text:style-name="T23">Lê Thành Chính 5-8</text:span></text:p></office:annotation></text:span><text:span text:style-name="T8">CartItemID</text:span><office:annotation-end office:name="__Annotation__363_904151463"/></text:p>
          </table:table-cell>
          <table:table-cell table:style-name="Table3.A41" office:value-type="string">
            <text:p text:style-name="P4">mã sản phẩm</text:p>
          </table:table-cell>
          <table:table-cell table:style-name="Table3.A41" office:value-type="string">
            <text:p text:style-name="P4">INT</text:p>
          </table:table-cell>
        </table:table-row>
        <table:table-row table:style-name="Table3.2">
          <table:table-cell table:style-name="Table3.A42" office:value-type="string">
            <text:p text:style-name="P23"><office:annotation office:name="__Annotation__369_904151463"><dc:creator>Tùng Lê</dc:creator><dc:date>2024-12-01T14:40:30</dc:date><text:p><text:span text:style-name="T23">Lê Thành Chính 5-8</text:span></text:p></office:annotation>CartID<office:annotation-end office:name="__Annotation__369_904151463"/></text:p>
          </table:table-cell>
          <table:table-cell table:style-name="Table3.B42" office:value-type="string">
            <text:p text:style-name="P4">mã giỏ hàng</text:p>
          </table:table-cell>
          <table:table-cell table:style-name="Table3.C42" office:value-type="string">
            <text:p text:style-name="P4">INT</text:p>
          </table:table-cell>
        </table:table-row>
        <text:soft-page-break/>
        <table:table-row table:style-name="Table3.2">
          <table:table-cell table:style-name="Table3.A43" office:value-type="string">
            <text:p text:style-name="P23"><office:annotation office:name="__Annotation__375_904151463"><dc:creator>Tùng Lê</dc:creator><dc:date>2024-12-01T14:40:30</dc:date><text:p><text:span text:style-name="T23">Lê Thành Chính 5-8</text:span></text:p></office:annotation>ProductID<office:annotation-end office:name="__Annotation__375_904151463"/></text:p>
          </table:table-cell>
          <table:table-cell table:style-name="Table3.B43" office:value-type="string">
            <text:p text:style-name="P4">mã hàng</text:p>
          </table:table-cell>
          <table:table-cell table:style-name="Table3.C43" office:value-type="string">
            <text:p text:style-name="P4">INT</text:p>
          </table:table-cell>
        </table:table-row>
        <table:table-row table:style-name="Table3.2">
          <table:table-cell table:style-name="Table3.A44" office:value-type="string">
            <text:p text:style-name="P23"><office:annotation office:name="__Annotation__381_904151463"><dc:creator>Tùng Lê</dc:creator><dc:date>2024-12-01T14:40:30</dc:date><text:p><text:span text:style-name="T23">Lê Thành Chính 5-8</text:span></text:p></office:annotation>Stock<office:annotation-end office:name="__Annotation__381_904151463"/></text:p>
          </table:table-cell>
          <table:table-cell table:style-name="Table3.B44" office:value-type="string">
            <text:p text:style-name="P4">số lượng hàng</text:p>
          </table:table-cell>
          <table:table-cell table:style-name="Table3.C44" office:value-type="string">
            <text:p text:style-name="P4">INT</text:p>
          </table:table-cell>
        </table:table-row>
        <table:table-row table:style-name="Table3.2">
          <table:table-cell table:style-name="Table3.A36" office:value-type="string">
            <text:p text:style-name="P23"><text:span text:style-name="T8"><office:annotation office:name="__Annotation__387_904151463"><dc:creator>Tùng Lê</dc:creator><dc:date>2024-12-01T14:40:30</dc:date><text:p><text:span text:style-name="T23">Lê Thành Chính 5-8</text:span></text:p></office:annotation></text:span><text:span text:style-name="T8">CartID</text:span><office:annotation-end office:name="__Annotation__387_904151463"/></text:p>
          </table:table-cell>
          <table:table-cell table:style-name="Table3.A36" office:value-type="string">
            <text:p text:style-name="P4">Mã số giỏ hàng</text:p>
          </table:table-cell>
          <table:table-cell table:style-name="Table3.A36" office:value-type="string">
            <text:p text:style-name="P4">INT </text:p>
          </table:table-cell>
        </table:table-row>
        <table:table-row table:style-name="Table3.2">
          <table:table-cell table:style-name="Table3.A46" office:value-type="string">
            <text:p text:style-name="P23"><text:span text:style-name="T14"><office:annotation office:name="__Annotation__393_904151463"><dc:creator>Tùng Lê</dc:creator><dc:date>2024-12-01T14:40:30</dc:date><text:p><text:span text:style-name="T23">Lê Thành Chính 5-8</text:span></text:p></office:annotation></text:span><text:span text:style-name="T14">CustomerID</text:span><office:annotation-end office:name="__Annotation__393_904151463"/></text:p>
          </table:table-cell>
          <table:table-cell table:style-name="Table3.B46" office:value-type="string">
            <text:p text:style-name="P4">Mã khách hàng</text:p>
          </table:table-cell>
          <table:table-cell table:style-name="Table3.C46" office:value-type="string">
            <text:p text:style-name="P4">INT</text:p>
          </table:table-cell>
        </table:table-row>
        <table:table-row table:style-name="Table3.2">
          <table:table-cell table:style-name="Table3.A47" office:value-type="string">
            <text:p text:style-name="P23"><office:annotation office:name="__Annotation__399_904151463"><dc:creator>Tùng Lê</dc:creator><dc:date>2024-12-01T14:40:30</dc:date><text:p><text:span text:style-name="T23">Lê Thành Chính 5-8</text:span></text:p></office:annotation>Create_at<office:annotation-end office:name="__Annotation__399_904151463"/></text:p>
          </table:table-cell>
          <table:table-cell table:style-name="Table3.B47" office:value-type="string">
            <text:p text:style-name="P4">Ngày thêm vào giỏ</text:p>
          </table:table-cell>
          <table:table-cell table:style-name="Table3.C47" office:value-type="string">
            <text:p text:style-name="P4">TIMESTAMP DEFAULT CURRENT_TIMESTAMP</text:p>
          </table:table-cell>
        </table:table-row>
        <table:table-row table:style-name="Table3.2">
          <table:table-cell table:style-name="Table3.A48" office:value-type="string">
            <text:p text:style-name="P23"><office:annotation office:name="__Annotation__405_904151463"><dc:creator>Tùng Lê</dc:creator><dc:date>2024-12-01T14:40:30</dc:date><text:p><text:span text:style-name="T23">Lê Thành Chính 5-8</text:span></text:p></office:annotation>Update_at<office:annotation-end office:name="__Annotation__405_904151463"/></text:p>
          </table:table-cell>
          <table:table-cell table:style-name="Table3.B48" office:value-type="string">
            <text:p text:style-name="P4">Ngày chỉnh sửa giỏ hàng</text:p>
          </table:table-cell>
          <table:table-cell table:style-name="Table3.C48" office:value-type="string">
            <text:p text:style-name="P4">TIMESTAMP DEFAULT CURRENT_TIMESTAMP ON UPDATE CURRENT_TIMESTAMP</text:p>
          </table:table-cell>
        </table:table-row>
        <table:table-row table:style-name="Table3.2">
          <table:table-cell table:style-name="Table3.A49" office:value-type="string">
            <text:p text:style-name="P23"><office:annotation office:name="__Annotation__411_904151463"><dc:creator>Tùng Lê</dc:creator><dc:date>2024-12-01T14:40:30</dc:date><text:p><text:span text:style-name="T23">Lê Thành Chính 5-8</text:span></text:p></office:annotation>Amount<office:annotation-end office:name="__Annotation__411_904151463"/></text:p>
          </table:table-cell>
          <table:table-cell table:style-name="Table3.B49" office:value-type="string">
            <text:p text:style-name="P4">số lượng hàng</text:p>
          </table:table-cell>
          <table:table-cell table:style-name="Table3.C49" office:value-type="string">
            <text:p text:style-name="P4">INT</text:p>
          </table:table-cell>
        </table:table-row>
        <text:soft-page-break/>
        <table:table-row table:style-name="Table3.2">
          <table:table-cell table:style-name="Table3.A50" office:value-type="string">
            <text:p text:style-name="Standard"><text:span text:style-name="T8"><office:annotation office:name="__Annotation__417_904151463"><dc:creator>Tùng Lê</dc:creator><dc:date>2024-12-01T14:40:30</dc:date><text:p><text:span text:style-name="T23">Lê Thành Chính 5-8</text:span></text:p></office:annotation></text:span><text:span text:style-name="T8">FeedbackID</text:span><office:annotation-end office:name="__Annotation__417_904151463"/></text:p>
          </table:table-cell>
          <table:table-cell table:style-name="Table3.A50" office:value-type="string">
            <text:p text:style-name="P4">Mã nhận xét</text:p>
          </table:table-cell>
          <table:table-cell table:style-name="Table3.A50" office:value-type="string">
            <text:p text:style-name="P4">INT</text:p>
          </table:table-cell>
        </table:table-row>
        <table:table-row table:style-name="Table3.2">
          <table:table-cell table:style-name="Table3.A51" office:value-type="string">
            <text:p text:style-name="Standard"><office:annotation office:name="__Annotation__423_904151463"><dc:creator>Tùng Lê</dc:creator><dc:date>2024-12-01T14:40:30</dc:date><text:p><text:span text:style-name="T23">Lê Thành Chính 5-8</text:span></text:p></office:annotation>Rating<office:annotation-end office:name="__Annotation__423_904151463"/></text:p>
          </table:table-cell>
          <table:table-cell table:style-name="Table3.B51" office:value-type="string">
            <text:p text:style-name="P4">Đánh giá</text:p>
          </table:table-cell>
          <table:table-cell table:style-name="Table3.C51" office:value-type="string">
            <text:p text:style-name="P4">FLOAT</text:p>
          </table:table-cell>
        </table:table-row>
        <table:table-row table:style-name="Table3.2">
          <table:table-cell table:style-name="Table3.A52" office:value-type="string">
            <text:p text:style-name="Standard"><office:annotation office:name="__Annotation__429_904151463"><dc:creator>Tùng Lê</dc:creator><dc:date>2024-12-01T14:40:30</dc:date><text:p><text:span text:style-name="T23">Lê Thành Chính 5-8</text:span></text:p></office:annotation>Comment<office:annotation-end office:name="__Annotation__429_904151463"/></text:p>
          </table:table-cell>
          <table:table-cell table:style-name="Table3.B52" office:value-type="string">
            <text:p text:style-name="P4">Ghi nhận xét</text:p>
          </table:table-cell>
          <table:table-cell table:style-name="Table3.C52" office:value-type="string">
            <text:p text:style-name="P4">STRING(500)</text:p>
          </table:table-cell>
        </table:table-row>
        <table:table-row table:style-name="Table3.2">
          <table:table-cell table:style-name="Table3.A53" office:value-type="string">
            <text:p text:style-name="Standard"><office:annotation office:name="__Annotation__435_904151463"><dc:creator>Tùng Lê</dc:creator><dc:date>2024-12-01T14:40:30</dc:date><text:p><text:span text:style-name="T23">Lê Thành Chính 5-8</text:span></text:p></office:annotation>Create_at<office:annotation-end office:name="__Annotation__435_904151463"/></text:p>
          </table:table-cell>
          <table:table-cell table:style-name="Table3.B53" office:value-type="string">
            <text:p text:style-name="P4">Ngày tạo nhận xét</text:p>
          </table:table-cell>
          <table:table-cell table:style-name="Table3.C53" office:value-type="string">
            <text:p text:style-name="P4">TIMESTAMP DEFAULT CURRENT_TIMESTAMP</text:p>
          </table:table-cell>
        </table:table-row>
      </table:table>
      <text:p text:style-name="Standard"/>
      <text:p text:style-name="Standard">Từ 9-11</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office:annotation office:name="__Annotation__762_904151463"><dc:creator>Tùng Lê</dc:creator><dc:date>2024-12-01T14:41:01</dc:date><text:p><text:span text:style-name="T23">Lê Văn Tùng 9-11</text:span></text:p></office:annotation><text:span text:style-name="T8">DeliveryStaffID</text:span></text:p>
          </table:table-cell>
          <table:table-cell table:style-name="Table4.A1" office:value-type="string">
            <text:p text:style-name="P4">Mã số nhân viên giao hàng</text:p>
          </table:table-cell>
          <table:table-cell table:style-name="Table4.A1" office:value-type="string">
            <text:p text:style-name="P4">INT AUTO_INCREMENT</text:p>
          </table:table-cell>
        </table:table-row>
        <table:table-row table:style-name="Table4.2">
          <table:table-cell table:style-name="Table4.A2" office:value-type="string">
            <text:p text:style-name="P23"><office:annotation-end office:name="__Annotation__762_904151463"/>Status</text:p>
          </table:table-cell>
          <table:table-cell table:style-name="Table4.B2" office:value-type="string">
            <text:p text:style-name="P4">Trạng thái giao hàng</text:p>
          </table:table-cell>
          <table:table-cell table:style-name="Table4.C2" office:value-type="string">
            <text:p text:style-name="P4">ENUM('Xữ lí', 'Đang giao', 'Đã giao', 'Đã huỷ')</text:p>
          </table:table-cell>
        </table:table-row>
        <table:table-row table:style-name="Table4.1">
          <table:table-cell table:style-name="Table4.A3" office:value-type="string">
            <text:p text:style-name="P23">OrderID</text:p>
          </table:table-cell>
          <table:table-cell table:style-name="Table4.B3" office:value-type="string">
            <text:p text:style-name="P4">Mã đơn hàng (khóa ngoại)</text:p>
          </table:table-cell>
          <table:table-cell table:style-name="Table4.C3" office:value-type="string">
            <text:p text:style-name="P4">INT</text:p>
          </table:table-cell>
        </table:table-row>
        <table:table-row table:style-name="Table4.1">
          <table:table-cell table:style-name="Table4.A4" office:value-type="string">
            <text:p text:style-name="P23">Date</text:p>
          </table:table-cell>
          <table:table-cell table:style-name="Table4.B4" office:value-type="string">
            <text:p text:style-name="P4">Ngày giao hàng</text:p>
          </table:table-cell>
          <table:table-cell table:style-name="Table4.C4" office:value-type="string">
            <text:p text:style-name="P4">DATE</text:p>
          </table:table-cell>
        </table:table-row>
        <table:table-row table:style-name="Table4.1">
          <table:table-cell table:style-name="Table4.A5" office:value-type="string">
            <text:p text:style-name="P23"><text:span text:style-name="T8">EmployeeID</text:span></text:p>
          </table:table-cell>
          <table:table-cell table:style-name="Table4.A5" office:value-type="string">
            <text:p text:style-name="P4">Mã nhân viên (khóa chính)</text:p>
          </table:table-cell>
          <table:table-cell table:style-name="Table4.A5" office:value-type="string">
            <text:p text:style-name="P4">INT AUTO_INCREMENT</text:p>
          </table:table-cell>
        </table:table-row>
        <table:table-row table:style-name="Table4.1">
          <table:table-cell table:style-name="Table4.A6" office:value-type="string">
            <text:p text:style-name="P23">UserID</text:p>
          </table:table-cell>
          <table:table-cell table:style-name="Table4.B6" office:value-type="string">
            <text:p text:style-name="P4">Mã người dùng (liên kết từ bảng <text:span text:style-name="T20">User</text:span>)</text:p>
          </table:table-cell>
          <table:table-cell table:style-name="Table4.C6" office:value-type="string">
            <text:p text:style-name="P4">INT</text:p>
          </table:table-cell>
        </table:table-row>
        <table:table-row table:style-name="Table4.1">
          <table:table-cell table:style-name="Table4.A7" office:value-type="string">
            <text:p text:style-name="P23">Position</text:p>
          </table:table-cell>
          <table:table-cell table:style-name="Table4.B7" office:value-type="string">
            <text:p text:style-name="P4">Vị trí công việc</text:p>
          </table:table-cell>
          <table:table-cell table:style-name="Table4.C7" office:value-type="string">
            <text:p text:style-name="P4">VARCHAR(50)</text:p>
          </table:table-cell>
        </table:table-row>
        <table:table-row table:style-name="Table4.1">
          <table:table-cell table:style-name="Table4.A1" office:value-type="string">
            <text:p text:style-name="P23"><text:span text:style-name="T8">ReportID</text:span></text:p>
            <text:p text:style-name="P24"/>
          </table:table-cell>
          <table:table-cell table:style-name="Table4.A1" office:value-type="string">
            <text:p text:style-name="P4">Mã báo cáo (khóa chính)</text:p>
          </table:table-cell>
          <table:table-cell table:style-name="Table4.A1" office:value-type="string">
            <text:p text:style-name="P4">INT AUTO_INCREMENT</text:p>
          </table:table-cell>
        </table:table-row>
        <table:table-row table:style-name="Table4.1">
          <table:table-cell table:style-name="Table4.A9" office:value-type="string">
            <text:p text:style-name="P23">EmployeeID</text:p>
          </table:table-cell>
          <table:table-cell table:style-name="Table4.B9" office:value-type="string">
            <text:p text:style-name="P4">Mã nhân viên (liên kết từ bảng <text:span text:style-name="T20">Employee</text:span>)</text:p>
          </table:table-cell>
          <table:table-cell table:style-name="Table4.C9" office:value-type="string">
            <text:p text:style-name="P4">INT</text:p>
          </table:table-cell>
        </table:table-row>
        <table:table-row table:style-name="Table4.1">
          <table:table-cell table:style-name="Table4.A10" office:value-type="string">
            <text:p text:style-name="P23">ContentRP</text:p>
          </table:table-cell>
          <table:table-cell table:style-name="Table4.B10" office:value-type="string">
            <text:p text:style-name="P4">Nội dung báo cáo</text:p>
          </table:table-cell>
          <table:table-cell table:style-name="Table4.C10" office:value-type="string">
            <text:p text:style-name="P4">TEXT</text:p>
          </table:table-cell>
        </table:table-row>
        <table:table-row table:style-name="Table4.1">
          <table:table-cell table:style-name="Table4.A11" office:value-type="string">
            <text:p text:style-name="P23">Create_at</text:p>
          </table:table-cell>
          <table:table-cell table:style-name="Table4.B11" office:value-type="string">
            <text:p text:style-name="P4">Thời gian tạo báo cáo</text:p>
          </table:table-cell>
          <table:table-cell table:style-name="Table4.C11" office:value-type="string">
            <text:p text:style-name="P4">TIMESTAMP DEFAULT CURRENT_TIMESTAMP (<text:span text:style-name="T2">tự động ghi thời gian tạo</text:span>)</text:p>
          </table:table-cell>
        </table:table-row>
      </table:table>
      <text:p text:style-name="Standard"/>
      <text:p text:style-name="Standard">Từ 12-13</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23"><office:annotation office:name="__Annotation__871_904151463"><dc:creator>Tùng Lê</dc:creator><dc:date>2024-12-01T14:41:19</dc:date><text:p><text:span text:style-name="T23">Trần Thành Đạt</text:span></text:p></office:annotation><text:span text:style-name="T8">WarrantyID</text:span></text:p>
          </table:table-cell>
          <table:table-cell table:style-name="Table5.A1" office:value-type="string">
            <text:p text:style-name="P4">Mã bảo hành</text:p>
          </table:table-cell>
          <table:table-cell table:style-name="Table5.A1" office:value-type="string">
            <text:p text:style-name="P4">INT</text:p>
          </table:table-cell>
        </table:table-row>
        <table:table-row table:style-name="Table5.1">
          <table:table-cell table:style-name="Table5.A2" office:value-type="string">
            <text:p text:style-name="P23"><office:annotation-end office:name="__Annotation__871_904151463"/>StarDate</text:p>
          </table:table-cell>
          <table:table-cell table:style-name="Table5.B2" office:value-type="string">
            <text:p text:style-name="P4">Ngày bắt đầu bảo hành</text:p>
          </table:table-cell>
          <table:table-cell table:style-name="Table5.C2" office:value-type="string">
            <text:p text:style-name="P4">DATE (dd/mm/yy)</text:p>
          </table:table-cell>
        </table:table-row>
        <table:table-row table:style-name="Table5.3">
          <table:table-cell table:style-name="Table5.A3" office:value-type="string">
            <text:p text:style-name="P23">EndDate</text:p>
          </table:table-cell>
          <table:table-cell table:style-name="Table5.B3" office:value-type="string">
            <text:p text:style-name="P4">Ngày hết bảo hành</text:p>
          </table:table-cell>
          <table:table-cell table:style-name="Table5.C3" office:value-type="string">
            <text:p text:style-name="P4">DATE (dd/mm/yy)</text:p>
          </table:table-cell>
        </table:table-row>
        <table:table-row table:style-name="Table5.1">
          <table:table-cell table:style-name="Table5.A4" office:value-type="string">
            <text:p text:style-name="P23">Terms</text:p>
          </table:table-cell>
          <table:table-cell table:style-name="Table5.B4" office:value-type="string">
            <text:p text:style-name="P4">Điều khoản bảo hành</text:p>
          </table:table-cell>
          <table:table-cell table:style-name="Table5.C4" office:value-type="string">
            <text:p text:style-name="P4">STRING(250)</text:p>
          </table:table-cell>
        </table:table-row>
        <table:table-row table:style-name="Table5.1">
          <table:table-cell table:style-name="Table5.A5" office:value-type="string">
            <text:p text:style-name="P23">WarrantyStatus</text:p>
          </table:table-cell>
          <table:table-cell table:style-name="Table5.B5" office:value-type="string">
            <text:p text:style-name="P4">Trạng thái bảo hành</text:p>
          </table:table-cell>
          <table:table-cell table:style-name="Table5.C5" office:value-type="string">
            <text:p text:style-name="P4">ENUM('Active', 'Expired', 'Claimed', 'Cancelled') DEFAULT 'Active'</text:p>
          </table:table-cell>
        </table:table-row>
        <table:table-row table:style-name="Table5.6">
          <table:table-cell table:style-name="Table5.A6" office:value-type="string">
            <text:p text:style-name="P23">Claim</text:p>
          </table:table-cell>
          <table:table-cell table:style-name="Table5.B6" office:value-type="string">
            <text:p text:style-name="P4">Nhận bảo hành(0),Không nhận bảo hành(1)--&gt;Nhận trong thời gian khoảng start và end</text:p>
          </table:table-cell>
          <table:table-cell table:style-name="Table5.C6" office:value-type="string">
            <text:p text:style-name="P4">INT</text:p>
          </table:table-cell>
        </table:table-row>
        <table:table-row table:style-name="Table5.1">
          <table:table-cell table:style-name="Table5.A7" office:value-type="string">
            <text:p text:style-name="P23">WarrantyCreate_at</text:p>
          </table:table-cell>
          <table:table-cell table:style-name="Table5.B7" office:value-type="string">
            <text:p text:style-name="P4">Ngày tạo bảo hành</text:p>
          </table:table-cell>
          <table:table-cell table:style-name="Table5.C7" office:value-type="string">
            <text:p text:style-name="P4">TIMESTAMP DEFAULT CURRENT_TIMESTAMP</text:p>
          </table:table-cell>
        </table:table-row>
        <table:table-row table:style-name="Table5.1">
          <table:table-cell table:style-name="Table5.A8" office:value-type="string">
            <text:p text:style-name="P23">WarrantyUpdate_at</text:p>
          </table:table-cell>
          <table:table-cell table:style-name="Table5.B8" office:value-type="string">
            <text:p text:style-name="P4">Cập nhật bảo hành</text:p>
          </table:table-cell>
          <table:table-cell table:style-name="Table5.C8" office:value-type="string">
            <text:p text:style-name="P4">TIMESTAMP DEFAULT CURRENT_TIMESTAMP ON UPDATE CURRENT_TIMESTAMP</text:p>
          </table:table-cell>
        </table:table-row>
        <table:table-row table:style-name="Table5.1">
          <table:table-cell table:style-name="Table5.A1" office:value-type="string">
            <text:p text:style-name="P23"><text:span text:style-name="T8">PointID</text:span></text:p>
          </table:table-cell>
          <table:table-cell table:style-name="Table5.A1" office:value-type="string">
            <text:p text:style-name="P4">Mã tích điểm</text:p>
          </table:table-cell>
          <table:table-cell table:style-name="Table5.A1" office:value-type="string">
            <text:p text:style-name="P4">INT</text:p>
          </table:table-cell>
        </table:table-row>
        <table:table-row table:style-name="Table5.1">
          <table:table-cell table:style-name="Table5.A10" office:value-type="string">
            <text:p text:style-name="P23">Exchange_point</text:p>
          </table:table-cell>
          <table:table-cell table:style-name="Table5.B10" office:value-type="string">
            <text:p text:style-name="P4">Điểm đổi quà</text:p>
          </table:table-cell>
          <table:table-cell table:style-name="Table5.C10" office:value-type="string">
            <text:p text:style-name="P4">INT</text:p>
          </table:table-cell>
        </table:table-row>
        <table:table-row table:style-name="Table5.1">
          <table:table-cell table:style-name="Table5.A11" office:value-type="string">
            <text:p text:style-name="P23">Point_used</text:p>
          </table:table-cell>
          <table:table-cell table:style-name="Table5.B11" office:value-type="string">
            <text:p text:style-name="P4">Điểm người dùng</text:p>
          </table:table-cell>
          <table:table-cell table:style-name="Table5.C11" office:value-type="string">
            <text:p text:style-name="P4">INT</text:p>
          </table:table-cell>
        </table:table-row>
        <table:table-row table:style-name="Table5.1">
          <table:table-cell table:style-name="Table5.A12" office:value-type="string">
            <text:p text:style-name="P23">Create_at</text:p>
          </table:table-cell>
          <table:table-cell table:style-name="Table5.B12" office:value-type="string">
            <text:p text:style-name="P4">Ngày tạo điểm</text:p>
          </table:table-cell>
          <table:table-cell table:style-name="Table5.C12" office:value-type="string">
            <text:p text:style-name="P4">TIMESTAMP DEFAULT CURRENT_TIMESTAMP</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office:annotation office:name="__Annotation__982_904151463"><dc:creator>Tùng Lê</dc:creator><dc:date>2024-12-01T14:41:44</dc:date><text:p><text:span text:style-name="T23">Bùi Đức Tín 14-15</text:span></text:p></office:annotation><text:span text:style-name="T8">SaleID</text:span></text:p>
          </table:table-cell>
          <table:table-cell table:style-name="Table6.A1" office:value-type="string">
            <text:p text:style-name="P4">mã số giảm giá </text:p>
          </table:table-cell>
          <table:table-cell table:style-name="Table6.A1" office:value-type="string">
            <text:p text:style-name="P4">INT</text:p>
          </table:table-cell>
        </table:table-row>
        <table:table-row table:style-name="Table6.1">
          <table:table-cell table:style-name="Table6.A2" office:value-type="string">
            <text:p text:style-name="Standard"><office:annotation-end office:name="__Annotation__982_904151463"/>Name</text:p>
          </table:table-cell>
          <table:table-cell table:style-name="Table6.B2" office:value-type="string">
            <text:p text:style-name="P4">tên mã giảm giá </text:p>
          </table:table-cell>
          <table:table-cell table:style-name="Table6.C2" office:value-type="string">
            <text:p text:style-name="P4">VARCHAR(50)</text:p>
          </table:table-cell>
        </table:table-row>
        <table:table-row table:style-name="Table6.1">
          <table:table-cell table:style-name="Table6.A3" office:value-type="string">
            <text:p text:style-name="Standard">ProductID</text:p>
          </table:table-cell>
          <table:table-cell table:style-name="Table6.B3" office:value-type="string">
            <text:p text:style-name="P4">mã số sản phẩm</text:p>
          </table:table-cell>
          <table:table-cell table:style-name="Table6.C3" office:value-type="string">
            <text:p text:style-name="P4">INT</text:p>
          </table:table-cell>
        </table:table-row>
        <table:table-row table:style-name="Table6.1">
          <table:table-cell table:style-name="Table6.A4" office:value-type="string">
            <text:p text:style-name="Standard">StartDate</text:p>
          </table:table-cell>
          <table:table-cell table:style-name="Table6.B4" office:value-type="string">
            <text:p text:style-name="P4">ngày bắt đầu </text:p>
          </table:table-cell>
          <table:table-cell table:style-name="Table6.C4" office:value-type="string">
            <text:p text:style-name="P4">DATE(mm/dd/yy)</text:p>
          </table:table-cell>
        </table:table-row>
        <table:table-row table:style-name="Table6.1">
          <table:table-cell table:style-name="Table6.A5" office:value-type="string">
            <text:p text:style-name="Standard">EndDate</text:p>
          </table:table-cell>
          <table:table-cell table:style-name="Table6.B5" office:value-type="string">
            <text:p text:style-name="P4">ngày kết thúc </text:p>
          </table:table-cell>
          <table:table-cell table:style-name="Table6.C5" office:value-type="string">
            <text:p text:style-name="P4">DATE(mm/dd/yy)</text:p>
          </table:table-cell>
        </table:table-row>
        <table:table-row table:style-name="Table6.6">
          <table:table-cell table:style-name="Table6.A6" office:value-type="string">
            <text:p text:style-name="Standard">Price</text:p>
          </table:table-cell>
          <table:table-cell table:style-name="Table6.B6" office:value-type="string">
            <text:p text:style-name="P4">giá gốc</text:p>
          </table:table-cell>
          <table:table-cell table:style-name="Table6.C6" office:value-type="string">
            <text:p text:style-name="P4">INT</text:p>
          </table:table-cell>
        </table:table-row>
        <table:table-row table:style-name="Table6.1">
          <table:table-cell table:style-name="Table6.A7" office:value-type="string">
            <text:p text:style-name="Standard">DiscountPrice</text:p>
          </table:table-cell>
          <table:table-cell table:style-name="Table6.B7" office:value-type="string">
            <text:p text:style-name="P4">giá giảm</text:p>
          </table:table-cell>
          <table:table-cell table:style-name="Table6.C7" office:value-type="string">
            <text:p text:style-name="P4">INT</text:p>
          </table:table-cell>
        </table:table-row>
        <table:table-row table:style-name="Table6.1">
          <table:table-cell table:style-name="Table6.A8" office:value-type="string">
            <text:p text:style-name="Standard">Percent</text:p>
          </table:table-cell>
          <table:table-cell table:style-name="Table6.B8" office:value-type="string">
            <text:p text:style-name="P4">phần trăm giảm</text:p>
          </table:table-cell>
          <table:table-cell table:style-name="Table6.C8" office:value-type="string">
            <text:p text:style-name="P4">STRING</text:p>
          </table:table-cell>
        </table:table-row>
        <table:table-row table:style-name="Table6.1">
          <table:table-cell table:style-name="Table6.A1" office:value-type="string">
            <text:p text:style-name="Standard"><office:annotation office:name="__Annotation__1007_904151463"><dc:date>2024-11-28T14:35:46</dc:date><text:p><text:span text:style-name="T23">Tổng cộng 1 phản ứng</text:span></text:p><text:p><text:span text:style-name="T23">Tùng Lê đã phản ứng bằng 😀 lúc 2024-11-28 06:35 SA</text:span></text:p></office:annotation>DescID<office:annotation-end office:name="__Annotation__1007_904151463"/></text:p>
          </table:table-cell>
          <table:table-cell table:style-name="Table6.A1" office:value-type="string">
            <text:p text:style-name="P4">mã mô tả </text:p>
          </table:table-cell>
          <table:table-cell table:style-name="Table6.A1" office:value-type="string">
            <text:p text:style-name="P4">INT</text:p>
          </table:table-cell>
        </table:table-row>
        <table:table-row table:style-name="Table6.1">
          <table:table-cell table:style-name="Table6.A10" office:value-type="string">
            <text:p text:style-name="Standard"><office:annotation office:name="__Annotation__1013_904151463"><dc:date>2024-11-28T14:35:46</dc:date><text:p><text:span text:style-name="T23">Tổng cộng 1 phản ứng</text:span></text:p><text:p><text:span text:style-name="T23">Tùng Lê đã phản ứng bằng 😀 lúc 2024-11-28 06:35 SA</text:span></text:p></office:annotation>CategoryDesc<office:annotation-end office:name="__Annotation__1013_904151463"/></text:p>
          </table:table-cell>
          <table:table-cell table:style-name="Table6.B10" office:value-type="string">
            <text:p text:style-name="P4">loại mô tả </text:p>
          </table:table-cell>
          <table:table-cell table:style-name="Table6.C10" office:value-type="string">
            <text:p text:style-name="P4">CHAR(50)</text:p>
          </table:table-cell>
        </table:table-row>
        <table:table-row table:style-name="Table6.1">
          <table:table-cell table:style-name="Table6.A11" office:value-type="string">
            <text:p text:style-name="Standard"><office:annotation office:name="__Annotation__1019_904151463"><dc:date>2024-11-28T14:35:46</dc:date><text:p><text:span text:style-name="T23">Tổng cộng 1 phản ứng</text:span></text:p><text:p><text:span text:style-name="T23">Tùng Lê đã phản ứng bằng 😀 lúc 2024-11-28 06:35 SA</text:span></text:p></office:annotation>Name<office:annotation-end office:name="__Annotation__1019_904151463"/>Desc</text:p>
          </table:table-cell>
          <table:table-cell table:style-name="Table6.B11" office:value-type="string">
            <text:p text:style-name="P4">tên mô tả</text:p>
          </table:table-cell>
          <table:table-cell table:style-name="Table6.C11" office:value-type="string">
            <text:p text:style-name="P4">CHAR(30)</text:p>
          </table:table-cell>
        </table:table-row>
        <table:table-row table:style-name="Table6.1">
          <table:table-cell table:style-name="Table6.A12" office:value-type="string">
            <text:p text:style-name="Standard"><office:annotation office:name="__Annotation__1026_904151463"><dc:date>2024-11-28T14:35:46</dc:date><text:p><text:span text:style-name="T23">Tổng cộng 1 phản ứng</text:span></text:p><text:p><text:span text:style-name="T23">Tùng Lê đã phản ứng bằng 😀 lúc 2024-11-28 06:35 SA</text:span></text:p></office:annotation>Image<office:annotation-end office:name="__Annotation__1026_904151463"/></text:p>
          </table:table-cell>
          <table:table-cell table:style-name="Table6.B12" office:value-type="string">
            <text:p text:style-name="P4">hình ảnh</text:p>
          </table:table-cell>
          <table:table-cell table:style-name="Table6.C12" office:value-type="string">
            <text:p text:style-name="P4">TEXT</text:p>
          </table:table-cell>
        </table:table-row>
        <table:table-row table:style-name="Table6.1">
          <table:table-cell table:style-name="Table6.A13" office:value-type="string">
            <text:p text:style-name="Standard"><office:annotation office:name="__Annotation__1032_904151463"><dc:date>2024-11-28T14:35:46</dc:date><text:p><text:span text:style-name="T23">Tổng cộng 1 phản ứng</text:span></text:p><text:p><text:span text:style-name="T23">Tùng Lê đã phản ứng bằng 😀 lúc 2024-11-28 06:35 SA</text:span></text:p></office:annotation>Content<office:annotation-end office:name="__Annotation__1032_904151463"/></text:p>
          </table:table-cell>
          <table:table-cell table:style-name="Table6.B13" office:value-type="string">
            <text:p text:style-name="P4">nội dung</text:p>
          </table:table-cell>
          <table:table-cell table:style-name="Table6.C13" office:value-type="string">
            <text:p text:style-name="P4">TEXT</text:p>
          </table:table-cell>
        </table:table-row>
        <table:table-row table:style-name="Table6.1">
          <table:table-cell table:style-name="Table6.A1" office:value-type="string">
            <text:p text:style-name="Standard"><text:span text:style-name="T8">WishlistID</text:span></text:p>
          </table:table-cell>
          <table:table-cell table:style-name="Table6.A1" office:value-type="string">
            <text:p text:style-name="P4">Mã sản phẩm yêu thích</text:p>
          </table:table-cell>
          <table:table-cell table:style-name="Table6.A1" office:value-type="string">
            <text:p text:style-name="P4">INT</text:p>
          </table:table-cell>
        </table:table-row>
        <table:table-row table:style-name="Table6.1">
          <table:table-cell table:style-name="Table6.A15" office:value-type="string">
            <text:p text:style-name="Standard">CustomerID</text:p>
          </table:table-cell>
          <table:table-cell table:style-name="Table6.B15" office:value-type="string">
            <text:p text:style-name="P4">Mã khách hàng</text:p>
          </table:table-cell>
          <table:table-cell table:style-name="Table6.C15" office:value-type="string">
            <text:p text:style-name="P4">INT</text:p>
          </table:table-cell>
        </table:table-row>
        <table:table-row table:style-name="Table6.1">
          <table:table-cell table:style-name="Table6.A16" office:value-type="string">
            <text:p text:style-name="Standard">ProductID</text:p>
          </table:table-cell>
          <table:table-cell table:style-name="Table6.B16" office:value-type="string">
            <text:p text:style-name="P4">Mã sản phẩm yêu thích</text:p>
          </table:table-cell>
          <table:table-cell table:style-name="Table6.C16" office:value-type="string">
            <text:p text:style-name="P4">INT</text:p>
          </table:table-cell>
        </table:table-row>
      </table:table>
      <text:p text:style-name="Heading_20_1"><text:bookmark text:name="_aksp5ykfzv22"/></text:p>
      <text:p text:style-name="Heading_20_1"><text:bookmark text:name="_s9b9wmysozj4"/></text:p>
      <text:p text:style-name="Heading_20_1"><text:bookmark text:name="_jswb0s7h0tcb"/>STORE PROCEDURE</text:p>
      <text:p text:style-name="Standard"/>
      <text:p text:style-name="Standard"/>
      <text:p text:style-name="Standard"><text:soft-page-break/><text:span text:style-name="T15">Chung: </text:span></text:p>
      <text:list xml:id="list74411063131106" text:continue-list="list1065536949" text:style-name="WWNum1">
        <text:list-item>
          <text:p text:style-name="P13">Login/Logout</text:p>
        </text:list-item>
      </text:list>
      <text:p text:style-name="Standard"><text:span text:style-name="T15">Guest: </text:span></text:p>
      <text:list xml:id="list74410754508204" text:continue-list="list1205309884" text:style-name="WWNum8">
        <text:list-item>
          <text:p text:style-name="P14">Xem sản phẩm (Thêm, Bớt) </text:p>
        </text:list-item>
        <text:list-item>
          <text:p text:style-name="P14">Đăng ký/Đăng nhập ( cho tất cả role) </text:p>
        </text:list-item>
      </text:list>
      <text:p text:style-name="Standard"><text:span text:style-name="T15">Customer:</text:span></text:p>
      <text:list xml:id="list74410340446962" text:continue-list="list279820560" text:style-name="WWNum2">
        <text:list-item>
          <text:p text:style-name="P15">Xem sản phẩm</text:p>
        </text:list-item>
        <text:list-item>
          <text:p text:style-name="P15">Chỉnh sửa <text:span text:style-name="T8">Giỏ Hàng</text:span> (Thêm, Xoá)</text:p>
        </text:list-item>
        <text:list-item>
          <text:p text:style-name="P15">Đánh giá sản phẩm</text:p>
        </text:list-item>
        <text:list-item>
          <text:p text:style-name="P15">Mua sản phẩm</text:p>
        </text:list-item>
        <text:list-item>
          <text:p text:style-name="P15">Gửi feedback</text:p>
        </text:list-item>
        <text:list-item>
          <text:p text:style-name="P15">Quản lý tài khoản cá nhân (</text:p>
        </text:list-item>
        <text:list-item>
          <text:p text:style-name="P15">Tương tác sản phẩm (Lưu sản phẩm ưu thích/Wishlist, chia sẻ sản phẩm, xem trang thái…) </text:p>
        </text:list-item>
        <text:list-item>
          <text:p text:style-name="P15"/>
        </text:list-item>
      </text:list>
      <text:p text:style-name="Standard"><text:span text:style-name="T15">Sales Staff:</text:span></text:p>
      <text:list xml:id="list74412373454133" text:continue-list="list3536569417" text:style-name="WWNum9">
        <text:list-item>
          <text:p text:style-name="P17">Quản lý đơn hàng</text:p>
        </text:list-item>
        <text:list-item>
          <text:p text:style-name="P17">Quản lý khách hàng</text:p>
        </text:list-item>
        <text:list-item>
          <text:p text:style-name="P17">Quản lý sản phẩm</text:p>
        </text:list-item>
      </text:list>
      <text:p text:style-name="Standard"><text:span text:style-name="T15">Delivery Staff:</text:span></text:p>
      <text:list xml:id="list74410543059927" text:continue-list="list786454758" text:style-name="WWNum6">
        <text:list-item>
          <text:p text:style-name="P18">Quản lý vận chuyển</text:p>
        </text:list-item>
        <text:list-item>
          <text:p text:style-name="P18">Quản lý đánh giá</text:p>
        </text:list-item>
      </text:list>
      <text:p text:style-name="Standard"><text:span text:style-name="T15">Manager:</text:span></text:p>
      <text:list xml:id="list74410780374308" text:continue-list="list2097823717" text:style-name="WWNum5">
        <text:list-item>
          <text:p text:style-name="P19">Quản lý nhân viên</text:p>
        </text:list-item>
        <text:list-item>
          <text:p text:style-name="P19">Quản lý sản phẩm và giá</text:p>
        </text:list-item>
        <text:list-item>
          <text:p text:style-name="P19"><text:soft-page-break/>Quản lý báo cáo ( dashboard thống kê)</text:p>
        </text:list-item>
      </text:list>
      <text:p text:style-name="Standard"><text:span text:style-name="T15">Admin:</text:span></text:p>
      <text:list xml:id="list74411262256316" text:continue-list="list1071863671" text:style-name="WWNum3">
        <text:list-item>
          <text:p text:style-name="P20">Quản lý toàn hệ thống</text:p>
        </text:list-item>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5"><text:span text:style-name="T8">Tên STORE PROCEDURE</text:span></text:p>
          </table:table-cell>
          <table:table-cell table:style-name="Table7.A1" office:value-type="string">
            <text:p text:style-name="P5"><text:span text:style-name="T8">Diễn giải</text:span></text:p>
          </table:table-cell>
          <table:table-cell table:style-name="Table7.A1" office:value-type="string">
            <text:p text:style-name="P5"><text:span text:style-name="T8">Input</text:span></text:p>
          </table:table-cell>
          <table:table-cell table:style-name="Table7.A1" office:value-type="string">
            <text:p text:style-name="P5"><text:span text:style-name="T8">Output</text:span></text:p>
          </table:table-cell>
          <table:table-cell table:style-name="Table7.A1" office:value-type="string">
            <text:p text:style-name="P5"><text:span text:style-name="T8">Flow</text:span></text:p>
          </table:table-cell>
        </table:table-row>
        <table:table-row table:style-name="Table7.2">
          <table:table-cell table:style-name="Table7.A2" office:value-type="string">
            <text:p text:style-name="P4">spThemSanPham</text:p>
          </table:table-cell>
          <table:table-cell table:style-name="Table7.A2" office:value-type="string">
            <text:p text:style-name="P4">Thêm sản phẩm vào bảng Products</text:p>
          </table:table-cell>
          <table:table-cell table:style-name="Table7.A2" office:value-type="string">
            <text:p text:style-name="P6">@ProductID,@ProductName,@DescProduct,@Carat_weight,@Origin,@Clarity,@Category,@Cut,@Price,@Stock,@ImagePro,@Color,@Price_shell, @Update_at</text:p>
          </table:table-cell>
          <table:table-cell table:style-name="Table7.A2" office:value-type="string">
            <text:p text:style-name="P4"/>
          </table:table-cell>
          <table:table-cell table:style-name="Table7.A2" office:value-type="string">
            <text:p text:style-name="P9"/>
          </table:table-cell>
        </table:table-row>
        <table:table-row table:style-name="Table7.3">
          <table:table-cell table:style-name="Table7.A2" office:value-type="string">
            <text:p text:style-name="P4">spXoaSanPham</text:p>
          </table:table-cell>
          <table:table-cell table:style-name="Table7.A2" office:value-type="string">
            <text:p text:style-name="P4">Xóa sản phẩm trong bảng Products</text:p>
          </table:table-cell>
          <table:table-cell table:style-name="Table7.A2" office:value-type="string">
            <text:p text:style-name="P4">@ProductID</text:p>
          </table:table-cell>
          <table:table-cell table:style-name="Table7.A2" office:value-type="string">
            <text:p text:style-name="P4"/>
          </table:table-cell>
          <table:table-cell table:style-name="Table7.A2" office:value-type="string">
            <text:p text:style-name="P9"/>
          </table:table-cell>
        </table:table-row>
        <table:table-row table:style-name="Table7.4">
          <table:table-cell table:style-name="Table7.A2" office:value-type="string">
            <text:p text:style-name="P4">spSuaSanPham</text:p>
          </table:table-cell>
          <table:table-cell table:style-name="Table7.A2" office:value-type="string">
            <text:p text:style-name="P4">Sửa sản phẩm trong bảng Products</text:p>
          </table:table-cell>
          <table:table-cell table:style-name="Table7.A2" office:value-type="string">
            <text:p text:style-name="P4">@ProductID,@ProductName, @DescProduct, @Carat_weight, @Origin, Clarity, @Category ,@Cut , @Price , @Stock, ImagePro, @Color, @Price_shell, @Update_at</text:p>
          </table:table-cell>
          <table:table-cell table:style-name="Table7.A2" office:value-type="string">
            <text:p text:style-name="P4"/>
          </table:table-cell>
          <table:table-cell table:style-name="Table7.A2" office:value-type="string">
            <text:p text:style-name="P9"/>
          </table:table-cell>
        </table:table-row>
        <table:table-row table:style-name="Table7.5">
          <table:table-cell table:style-name="Table7.A2" office:value-type="string">
            <text:p text:style-name="P4">spThemKhachhang</text:p>
          </table:table-cell>
          <table:table-cell table:style-name="Table7.A2" office:value-type="string">
            <text:p text:style-name="P4">Thêm customer</text:p>
          </table:table-cell>
          <table:table-cell table:style-name="Table7.A2" office:value-type="string">
            <text:p text:style-name="P4">@CustomerID, @CustomerName, @CustomerPhone, @CustomerEmail, @CustomerAddress, @SizeNI</text:p>
          </table:table-cell>
          <table:table-cell table:style-name="Table7.A2" office:value-type="string">
            <text:p text:style-name="P4"/>
          </table:table-cell>
          <table:table-cell table:style-name="Table7.A2" office:value-type="string">
            <text:p text:style-name="P9"/>
          </table:table-cell>
        </table:table-row>
        <table:table-row table:style-name="Table7.6">
          <table:table-cell table:style-name="Table7.A2" office:value-type="string">
            <text:p text:style-name="P4">spSuaKhachhang</text:p>
          </table:table-cell>
          <table:table-cell table:style-name="Table7.A2" office:value-type="string">
            <text:p text:style-name="P4">Sửa customer</text:p>
          </table:table-cell>
          <table:table-cell table:style-name="Table7.A2" office:value-type="string">
            <text:p text:style-name="P4">@CustomerID, @CustomerName, @CustomerPhone, @CustomerEmail, @CustomerAddress, @SizeNI</text:p>
          </table:table-cell>
          <table:table-cell table:style-name="Table7.A2" office:value-type="string">
            <text:p text:style-name="P4"/>
          </table:table-cell>
          <table:table-cell table:style-name="Table7.A2" office:value-type="string">
            <text:p text:style-name="P9"/>
          </table:table-cell>
        </table:table-row>
        <table:table-row table:style-name="Table7.7">
          <table:table-cell table:style-name="Table7.A2" office:value-type="string">
            <text:p text:style-name="P4">spXoaKhachhang</text:p>
          </table:table-cell>
          <table:table-cell table:style-name="Table7.A2" office:value-type="string">
            <text:p text:style-name="P4">Xóa customer</text:p>
          </table:table-cell>
          <table:table-cell table:style-name="Table7.A2" office:value-type="string">
            <text:p text:style-name="P4">@CustomerID</text:p>
          </table:table-cell>
          <table:table-cell table:style-name="Table7.A2" office:value-type="string">
            <text:p text:style-name="P4"/>
          </table:table-cell>
          <table:table-cell table:style-name="Table7.A2" office:value-type="string">
            <text:p text:style-name="P9"/>
          </table:table-cell>
        </table:table-row>
        <table:table-row table:style-name="Table7.8">
          <table:table-cell table:style-name="Table7.A2" office:value-type="string">
            <text:p text:style-name="P4">spThemDonHang</text:p>
          </table:table-cell>
          <table:table-cell table:style-name="Table7.A2" office:value-type="string">
            <text:p text:style-name="P4">Thêm order</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9">
          <table:table-cell table:style-name="Table7.A2" office:value-type="string">
            <text:p text:style-name="P4">spSuaDonHang</text:p>
          </table:table-cell>
          <table:table-cell table:style-name="Table7.A2" office:value-type="string">
            <text:p text:style-name="P4">Sửa order</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10">
          <table:table-cell table:style-name="Table7.A2" office:value-type="string">
            <text:p text:style-name="P4">spXoaDonHang</text:p>
          </table:table-cell>
          <table:table-cell table:style-name="Table7.A2" office:value-type="string">
            <text:p text:style-name="P4">Xóa order</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11">
          <table:table-cell table:style-name="Table7.A2" office:value-type="string">
            <text:p text:style-name="P4">spXoaDanhGia</text:p>
          </table:table-cell>
          <table:table-cell table:style-name="Table7.A2" office:value-type="string">
            <text:p text:style-name="P4">Xóa rating</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12">
          <table:table-cell table:style-name="Table7.A2" office:value-type="string">
            <text:p text:style-name="P4">spThemDanhGia</text:p>
          </table:table-cell>
          <table:table-cell table:style-name="Table7.A2" office:value-type="string">
            <text:p text:style-name="P4">Thêm rating</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13">
          <table:table-cell table:style-name="Table7.A2" office:value-type="string">
            <text:p text:style-name="P4">spThemNhanVien</text:p>
          </table:table-cell>
          <table:table-cell table:style-name="Table7.A2" office:value-type="string">
            <text:p text:style-name="P4">Thêm employee</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14">
          <table:table-cell table:style-name="Table7.A2" office:value-type="string">
            <text:p text:style-name="P4">spSuaNhanVien</text:p>
          </table:table-cell>
          <table:table-cell table:style-name="Table7.A2" office:value-type="string">
            <text:p text:style-name="P4">Sửa employee</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15">
          <table:table-cell table:style-name="Table7.A2" office:value-type="string">
            <text:p text:style-name="P4">spXoaNhanVien</text:p>
          </table:table-cell>
          <table:table-cell table:style-name="Table7.A2" office:value-type="string">
            <text:p text:style-name="P4">Xóa employee</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16">
          <table:table-cell table:style-name="Table7.A2" office:value-type="string">
            <text:p text:style-name="P4">spXoaGia</text:p>
          </table:table-cell>
          <table:table-cell table:style-name="Table7.A2" office:value-type="string">
            <text:p text:style-name="P4">Xóa price</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row table:style-name="Table7.17">
          <table:table-cell table:style-name="Table7.A2" office:value-type="string">
            <text:p text:style-name="P4">spSuaGia</text:p>
          </table:table-cell>
          <table:table-cell table:style-name="Table7.A2" office:value-type="string">
            <text:p text:style-name="P4">Sửa price</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9"/>
          </table:table-cell>
        </table:table-row>
      </table:table>
      <text:p text:style-name="Standard"/>
      <text:p text:style-name="Heading_20_1"><text:bookmark text:name="_5z8fcmdxh340"/>TRIGGER</text:p>
      <text:p text:style-name="Standard">1. Trigger: Ghi log khi người dùng đăng nhập hoặc đăng xuất(Khi người dùng đăng nhập hoặc đăng xuất, hệ thống ghi lại hành động vào bảng <text:span text:style-name="T20">UserAction)</text:span></text:p>
      <text:p text:style-name="Standard"><text:soft-page-break/>2. Trigger: Tự động cập nhật tổng số tiền (<text:span text:style-name="T20">TotalAmount</text:span>) khi chi tiết đơn hàng thay đổi(Khi thêm, cập nhật hoặc xóa một mục trong bảng <text:span text:style-name="T20">OrderDetail</text:span>, tổng số tiền của đơn hàng sẽ được cập nhật tự động trong bảng <text:span text:style-name="T20">Orders</text:span>.)</text:p>
      <text:p text:style-name="Standard">3. Trigger: Tự động thêm sản phẩm vào <text:span text:style-name="T20">Wishlist</text:span> khi khách hàng lưu sản phẩm yêu thích(Khi khách hàng thêm sản phẩm vào danh sách yêu thích, trigger sẽ lưu vào bảng <text:span text:style-name="T20">Wishlist</text:span>.)</text:p>
      <text:p text:style-name="Standard">4. Trigger: Tự động ghi nhận trạng thái giao hàng khi vận chuyển hoàn tất (Khi trạng thái đơn hàng được cập nhật trong bảng <text:span text:style-name="T20">DeliveryStaff</text:span>, trigger sẽ tự động cập nhật trạng thái trong bảng <text:span text:style-name="T20">Orders</text:span>.)</text:p>
      <text:p text:style-name="Standard">5. Trigger: Tự động tính điểm khách hàng khi mua sản phẩm (Khi đơn hàng hoàn tất, trigger sẽ tự động thêm điểm tích lũy vào bảng <text:span text:style-name="T20">Point</text:span>.)</text:p>
      <text:p text:style-name="Standard">6. Trigger: Tự động cập nhật trạng thái bảo hành khi có yêu cầu bảo hành(Khi khách hàng gửi yêu cầu bảo hành, trigger sẽ cập nhật trạng thái trong bảng <text:span text:style-name="T20">Warranty</text:span>.)</text:p>
      <text:p text:style-name="Standard">7. Trigger: Ghi nhận báo cáo doanh thu mỗi khi đơn hàng hoàn tất(Khi một đơn hàng được hoàn tất, trigger sẽ ghi nhận doanh thu vào bảng <text:span text:style-name="T20">SalesReport</text:span>.)</text:p>
      <text:p text:style-name="Standard">8. Trigger: Ghi lại log mỗi khi Admin quản lý hệ thống(Khi Admin thực hiện thay đổi trên hệ thống (như thêm, xóa người dùng), trigger sẽ ghi nhận hành động vào bảng <text:span text:style-name="T20">AdminLog</text:span>.)</text:p>
      <text:p text:style-name="P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text:span text:style-name="T8">Tên Trigger</text:span></text:p>
          </table:table-cell>
          <table:table-cell table:style-name="Table8.A1" office:value-type="string">
            <text:p text:style-name="P4"><text:span text:style-name="T8">Loại truy vấn trên bảng</text:span></text:p>
          </table:table-cell>
          <table:table-cell table:style-name="Table8.A1" office:value-type="string">
            <text:p text:style-name="P4"><text:span text:style-name="T8">Diễn giải</text:span></text:p>
          </table:table-cell>
        </table:table-row>
        <table:table-row table:style-name="Table8.1">
          <table:table-cell table:style-name="Table8.A2" office:value-type="string">
            <text:p text:style-name="P4">trg_LogUser</text:p>
          </table:table-cell>
          <table:table-cell table:style-name="Table8.A2" office:value-type="string">
            <text:p text:style-name="P4"><text:span text:style-name="T8">Insert | user</text:span></text:p>
          </table:table-cell>
          <table:table-cell table:style-name="Table8.A2" office:value-type="string">
            <text:p text:style-name="P4"/>
          </table:table-cell>
        </table:table-row>
        <table:table-row table:style-name="Table8.1">
          <table:table-cell table:style-name="Table8.A2" office:value-type="string">
            <text:p text:style-name="P4">trg_CapNhatTotalAmount</text:p>
          </table:table-cell>
          <table:table-cell table:style-name="Table8.A2" office:value-type="string">
            <text:p text:style-name="P4"><text:span text:style-name="T8">Insert | </text:span></text:p>
          </table:table-cell>
          <table:table-cell table:style-name="Table8.A2" office:value-type="string">
            <text:p text:style-name="P4"/>
          </table:table-cell>
        </table:table-row>
        <table:table-row table:style-name="Table8.1">
          <table:table-cell table:style-name="Table8.A2" office:value-type="string">
            <text:p text:style-name="P4">trg_ThemWishlist</text:p>
          </table:table-cell>
          <table:table-cell table:style-name="Table8.A2" office:value-type="string">
            <text:p text:style-name="P8"/>
          </table:table-cell>
          <table:table-cell table:style-name="Table8.A2" office:value-type="string">
            <text:p text:style-name="P4"/>
          </table:table-cell>
        </table:table-row>
        <table:table-row table:style-name="Table8.1">
          <table:table-cell table:style-name="Table8.A2" office:value-type="string">
            <text:p text:style-name="P4">trg_CapNhatDelivery Staff</text:p>
          </table:table-cell>
          <table:table-cell table:style-name="Table8.A2" office:value-type="string">
            <text:p text:style-name="P8"/>
          </table:table-cell>
          <table:table-cell table:style-name="Table8.A2" office:value-type="string">
            <text:p text:style-name="P4"/>
          </table:table-cell>
        </table:table-row>
        <table:table-row table:style-name="Table8.1">
          <table:table-cell table:style-name="Table8.A2" office:value-type="string">
            <text:p text:style-name="P4">trg_TinhDiem</text:p>
          </table:table-cell>
          <table:table-cell table:style-name="Table8.A2" office:value-type="string">
            <text:p text:style-name="P8"/>
          </table:table-cell>
          <table:table-cell table:style-name="Table8.A2" office:value-type="string">
            <text:p text:style-name="P4"/>
          </table:table-cell>
        </table:table-row>
        <table:table-row table:style-name="Table8.1">
          <table:table-cell table:style-name="Table8.A2" office:value-type="string">
            <text:p text:style-name="P4">trg_CapNhatBaoHanh</text:p>
          </table:table-cell>
          <table:table-cell table:style-name="Table8.A2" office:value-type="string">
            <text:p text:style-name="P8"/>
          </table:table-cell>
          <table:table-cell table:style-name="Table8.A2" office:value-type="string">
            <text:p text:style-name="P4"/>
          </table:table-cell>
        </table:table-row>
        <table:table-row table:style-name="Table8.1">
          <table:table-cell table:style-name="Table8.A2" office:value-type="string">
            <text:p text:style-name="P4">trg_TrangThaiDoanhThu</text:p>
          </table:table-cell>
          <table:table-cell table:style-name="Table8.A2" office:value-type="string">
            <text:p text:style-name="P8"/>
          </table:table-cell>
          <table:table-cell table:style-name="Table8.A2" office:value-type="string">
            <text:p text:style-name="P4"/>
          </table:table-cell>
        </table:table-row>
        <table:table-row table:style-name="Table8.1">
          <table:table-cell table:style-name="Table8.A2" office:value-type="string">
            <text:p text:style-name="P4">trg_TrangThaiLog</text:p>
          </table:table-cell>
          <table:table-cell table:style-name="Table8.A2" office:value-type="string">
            <text:p text:style-name="P8"/>
          </table:table-cell>
          <table:table-cell table:style-name="Table8.A2" office:value-type="string">
            <text:p text:style-name="P4"/>
          </table:table-cell>
        </table:table-row>
      </table:table>
      <text:p text:style-name="Standard"/>
      <text:p text:style-name="Title"><text:bookmark text:name="_e6ff3ppc6ahh"/><text:span text:style-name="T21">THAM KHẢO</text:span></text:p>
      <text:list xml:id="list277122701" text:style-name="WWNum7">
        <text:list-item>
          <text:p text:style-name="P21"><text:a xlink:type="simple" xlink:href="https://businesslab.vn/t/quy-t-c-d-t-ten-trong-sql-server/122" text:style-name="ListLabel_20_83" text:visited-style-name="ListLabel_20_83"><text:span text:style-name="T22">Quy tắc đặt tên trong SQL Server - Data - Business Lab</text:span></text:a></text:p>
        </text:list-item>
        <text:list-item>
          <text:p text:style-name="P21">Django → <text:a xlink:type="simple" xlink:href="https://www.w3schools.com/django/index.php" text:style-name="ListLabel_20_83" text:visited-style-name="ListLabel_20_83"><text:span text:style-name="T22">cách sử dụng Django</text:span></text:a></text:p>
        </text:list-item>
        <text:list-item>
          <text:p text:style-name="P21">UI → <text:s/><text:a xlink:type="simple" xlink:href="https://www.w3schools.com/html/default.asp" text:style-name="ListLabel_20_83" text:visited-style-name="ListLabel_20_83"><text:span text:style-name="T22">HTML</text:span></text:a> , <text:a xlink:type="simple" xlink:href="https://www.w3schools.com/css/default.asp" text:style-name="ListLabel_20_83" text:visited-style-name="ListLabel_20_83"><text:span text:style-name="T22">CSS</text:span></text:a></text:p>
        </text:list-item>
        <text:list-item>
          <text:p text:style-name="P21"><text:a xlink:type="simple" xlink:href="https://www.pnj.com.vn/" text:style-name="ListLabel_20_83" text:visited-style-name="ListLabel_20_83"><text:span text:style-name="T22">Tham khảo web mẫ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0" meta:page-count="16" meta:paragraph-count="471" meta:word-count="1825" meta:character-count="10675" meta:non-whitespace-character-count="9299"/>
    <meta:generator>LibreOfficeDev/6.0.5.2$Linux_X86_64 LibreOffice_project/</meta:generator>
  </office:meta>
</office:document-meta>
</file>